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style>
    <style:style style:name="P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text-underline-style="solid" style:text-underline-width="auto" style:text-underline-color="font-color" fo:font-weight="bold" officeooo:rsid="00062227" officeooo:paragraph-rsid="00062227" style:font-weight-asian="bold" style:font-weight-complex="bold"/>
    </style:style>
    <style:style style:name="P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text-underline-style="solid" style:text-underline-width="auto" style:text-underline-color="font-color" fo:font-weight="bold" officeooo:rsid="00062227" officeooo:paragraph-rsid="000727d2" style:font-weight-asian="bold" style:font-weight-complex="bold"/>
    </style:style>
    <style:style style:name="P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text-underline-style="solid" style:text-underline-width="auto" style:text-underline-color="font-color" fo:font-weight="bold" officeooo:rsid="000727d2" officeooo:paragraph-rsid="000727d2" style:font-weight-asian="bold"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text-underline-style="none" fo:font-weight="normal" officeooo:rsid="00062227" officeooo:paragraph-rsid="00062227" style:font-weight-asian="normal" style:font-weight-complex="normal"/>
    </style:style>
    <style:style style:name="P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DejaVu Sans Mono" fo:font-size="10pt" style:text-underline-style="none" fo:font-weight="normal" officeooo:rsid="00062227" officeooo:paragraph-rsid="000727d2" style:font-weight-asian="normal" style:font-weight-complex="normal"/>
    </style:style>
    <style:style style:name="P7"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727d2" officeooo:paragraph-rsid="000727d2" style:font-weight-asian="normal" style:font-weight-complex="normal"/>
    </style:style>
    <style:style style:name="P8"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75a92" officeooo:paragraph-rsid="00075a92" style:font-weight-asian="normal" style:font-weight-complex="normal"/>
    </style:style>
    <style:style style:name="P9"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920cb" officeooo:paragraph-rsid="000920cb" style:font-weight-asian="normal" style:font-weight-complex="normal"/>
    </style:style>
    <style:style style:name="P10"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b2044" officeooo:paragraph-rsid="000b2044" style:font-weight-asian="normal" style:font-weight-complex="normal"/>
    </style:style>
    <style:style style:name="P11"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b80a7" officeooo:paragraph-rsid="000b80a7" style:font-weight-asian="normal" style:font-weight-complex="normal"/>
    </style:style>
    <style:style style:name="P12"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d1a2c" officeooo:paragraph-rsid="000d1a2c" style:font-weight-asian="normal" style:font-weight-complex="normal"/>
    </style:style>
    <style:style style:name="P13"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db9d4" officeooo:paragraph-rsid="000db9d4" style:font-weight-asian="normal" style:font-weight-complex="normal"/>
    </style:style>
    <style:style style:name="P14"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e3482" officeooo:paragraph-rsid="000e3482" style:font-weight-asian="normal" style:font-weight-complex="normal"/>
    </style:style>
    <style:style style:name="P15"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0f61d2" officeooo:paragraph-rsid="000f61d2" style:font-weight-asian="normal" style:font-weight-complex="normal"/>
    </style:style>
    <style:style style:name="P16"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105d37" officeooo:paragraph-rsid="00105d37" style:font-weight-asian="normal" style:font-weight-complex="normal"/>
    </style:style>
    <style:style style:name="P17"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normal" officeooo:rsid="00130327" officeooo:paragraph-rsid="00130327" style:font-weight-asian="normal" style:font-weight-complex="normal"/>
    </style:style>
    <style:style style:name="P18"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none" fo:font-weight="bold" officeooo:rsid="000e3482" officeooo:paragraph-rsid="000e3482" style:font-weight-asian="bold" style:font-weight-complex="bold"/>
    </style:style>
    <style:style style:name="P19" style:family="paragraph" style:parent-style-name="Preformatted_20_Text">
      <style:paragraph-properties fo:margin-left="0cm" fo:margin-right="0cm" fo:margin-top="0cm" fo:margin-bottom="0cm" loext:contextual-spacing="false" fo:text-indent="0cm" style:auto-text-indent="false" fo:padding="0cm" fo:border="none"/>
      <style:text-properties fo:color="#000000" style:font-name="DejaVu Sans Mono" fo:font-size="10pt" style:text-underline-style="solid" style:text-underline-width="auto" style:text-underline-color="font-color" fo:font-weight="bold" officeooo:rsid="000727d2" officeooo:paragraph-rsid="000727d2" style:font-weight-asian="bold" style:font-weight-complex="bold"/>
    </style:style>
    <style:style style:name="P20" style:family="paragraph" style:parent-style-name="Preformatted_20_Text">
      <style:paragraph-properties fo:margin-top="0cm" fo:margin-bottom="0cm" loext:contextual-spacing="false" fo:padding="0cm" fo:border="none"/>
    </style:style>
    <style:style style:name="P21" style:family="paragraph" style:parent-style-name="Preformatted_20_Text">
      <style:paragraph-properties fo:margin-top="0cm" fo:margin-bottom="0cm" loext:contextual-spacing="false" fo:padding="0cm" fo:border="none"/>
      <style:text-properties style:font-name="DejaVu Sans Mono" fo:font-size="10pt"/>
    </style:style>
    <style:style style:name="P22" style:family="paragraph" style:parent-style-name="Preformatted_20_Text">
      <style:paragraph-properties fo:margin-top="0cm" fo:margin-bottom="0cm" loext:contextual-spacing="false" fo:padding="0cm" fo:border="none"/>
      <style:text-properties style:font-name="DejaVu Sans Mono" fo:font-size="10pt" officeooo:rsid="00062227" officeooo:paragraph-rsid="00062227"/>
    </style:style>
    <style:style style:name="P23" style:family="paragraph" style:parent-style-name="Preformatted_20_Text">
      <style:paragraph-properties fo:margin-top="0cm" fo:margin-bottom="0cm" loext:contextual-spacing="false" fo:padding="0cm" fo:border="none"/>
      <style:text-properties style:font-name="DejaVu Sans Mono" fo:font-size="10pt" officeooo:rsid="000b80a7" officeooo:paragraph-rsid="000b80a7"/>
    </style:style>
    <style:style style:name="T1" style:family="text">
      <style:text-properties fo:color="#0000ff"/>
    </style:style>
    <style:style style:name="T2" style:family="text">
      <style:text-properties fo:color="#0000ff" officeooo:rsid="000727d2"/>
    </style:style>
    <style:style style:name="T3" style:family="text">
      <style:text-properties style:font-name="DejaVu Sans Mono" fo:font-size="10pt"/>
    </style:style>
    <style:style style:name="T4" style:family="text">
      <style:text-properties officeooo:rsid="00075a92"/>
    </style:style>
    <style:style style:name="T5" style:family="text">
      <style:text-properties officeooo:rsid="000b80a7"/>
    </style:style>
    <style:style style:name="T6" style:family="text">
      <style:text-properties officeooo:rsid="00105d37"/>
    </style:style>
    <style:style style:name="T7" style:family="text">
      <style:text-properties officeooo:rsid="001124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enalty Plain Index:</text:span></text:p>
      <text:p text:style-name="P1"><text:bookmark text:name="rstudio_console_output"/><text:span text:style-name="T1">&gt; ComparePolicies(PolicyByDual,PolicyByHeuristicPPlain,StateSpace)</text:span></text:p>
      <text:p text:style-name="P21">[1] "Policies disagree at state <text:s/>1, 2, 3, 0, 1, 1"</text:p>
      <text:p text:style-name="P21">[1] "Policy 1 suggests: <text:s/>1 Policy 2 suggest: <text:s/>3"</text:p>
      <text:p text:style-name="P21">[1] "Policies disagree at state <text:s/>1, 2, 3, 0, 1, 2"</text:p>
      <text:p text:style-name="P21">[1] "Policy 1 suggests: <text:s/>1 Policy 2 suggest: <text:s/>3"</text:p>
      <text:p text:style-name="P21">[1] "Policies disagree at state <text:s/>1, 2, 3, 0, 2, 1"</text:p>
      <text:p text:style-name="P21">[1] "Policy 1 suggests: <text:s/>3 Policy 2 suggest: <text:s/>2"</text:p>
      <text:p text:style-name="P21">[1] "Policies disagree at state <text:s/>1, 2, 3, 0, 2, 2"</text:p>
      <text:p text:style-name="P21">[1] "Policy 1 suggests: <text:s/>1 Policy 2 suggest: <text:s/>3"</text:p>
      <text:p text:style-name="P21">[1] "Policies disagree at state <text:s/>1, 2, 3, 1, 1, 1"</text:p>
      <text:p text:style-name="P21">[1] "Policy 1 suggests: <text:s/>1 Policy 2 suggest: <text:s/>3"</text:p>
      <text:p text:style-name="P21">[1] "Policies disagree at state <text:s/>1, 2, 3, 1, 1, 2"</text:p>
      <text:p text:style-name="P21">[1] "Policy 1 suggests: <text:s/>1 Policy 2 suggest: <text:s/>3"</text:p>
      <text:p text:style-name="P21">[1] "Policies disagree at state <text:s/>1, 2, 3, 1, 2, 1"</text:p>
      <text:p text:style-name="P21">[1] "Policy 1 suggests: <text:s/>1 Policy 2 suggest: <text:s/>2"</text:p>
      <text:p text:style-name="P21">[1] "Policies disagree at state <text:s/>1, 2, 3, 1, 2, 2"</text:p>
      <text:p text:style-name="P21">[1] "Policy 1 suggests: <text:s/>1 Policy 2 suggest: <text:s/>3"</text:p>
      <text:p text:style-name="P21">[1] "Policies disagree at state <text:s/>1, 2, 3, 2, 1, 1"</text:p>
      <text:p text:style-name="P21">[1] "Policy 1 suggests: <text:s/>2 Policy 2 suggest: <text:s/>3"</text:p>
      <text:p text:style-name="P21">[1] "Policies disagree at state <text:s/>1, 2, 3, 2, 2, 1"</text:p>
      <text:p text:style-name="P21">[1] "Policy 1 suggests: <text:s/>1 Policy 2 suggest: <text:s/>2"</text:p>
      <text:p text:style-name="P21">[1] "Policies disagree at state <text:s/>1, 2, 3, 2, 2, 2"</text:p>
      <text:p text:style-name="P21">[1] "Policy 1 suggests: <text:s/>1 Policy 2 suggest: <text:s/>3"</text:p>
      <text:p text:style-name="P21">[1] "Policies disagree at state <text:s/>1, 3, 3, 0, 0, 0"</text:p>
      <text:p text:style-name="P21">[1] "Policy 1 suggests: <text:s/>1 Policy 2 suggest: <text:s/>2"</text:p>
      <text:p text:style-name="P21">[1] "Policies disagree at state <text:s/>1, 3, 3, 0, 0, 1"</text:p>
      <text:p text:style-name="P21">[1] "Policy 1 suggests: <text:s/>1 Policy 2 suggest: <text:s/>3"</text:p>
      <text:p text:style-name="P21">[1] "Policies disagree at state <text:s/>1, 3, 3, 0, 0, 2"</text:p>
      <text:p text:style-name="P21">[1] "Policy 1 suggests: <text:s/>1 Policy 2 suggest: <text:s/>3"</text:p>
      <text:p text:style-name="P21">[1] "Policies disagree at state <text:s/>1, 3, 3, 1, 0, 0"</text:p>
      <text:p text:style-name="P21">[1] "Policy 1 suggests: <text:s/>1 Policy 2 suggest: <text:s/>3"</text:p>
      <text:p text:style-name="P21">[1] "Policies disagree at state <text:s/>1, 3, 3, 1, 0, 1"</text:p>
      <text:p text:style-name="P21">[1] "Policy 1 suggests: <text:s/>1 Policy 2 suggest: <text:s/>3"</text:p>
      <text:p text:style-name="P21">[1] "Policies disagree at state <text:s/>1, 3, 3, 1, 0, 2"</text:p>
      <text:p text:style-name="P21">[1] "Policy 1 suggests: <text:s/>2 Policy 2 suggest: <text:s/>3"</text:p>
      <text:p text:style-name="P21">[1] "Policies disagree at state <text:s/>1, 3, 3, 2, 0, 0"</text:p>
      <text:p text:style-name="P21">[1] "Policy 1 suggests: <text:s/>1 Policy 2 suggest: <text:s/>3"</text:p>
      <text:p text:style-name="P21">[1] "Policies disagree at state <text:s/>1, 3, 3, 2, 0, 1"</text:p>
      <text:p text:style-name="P21">[1] "Policy 1 suggests: <text:s/>1 Policy 2 suggest: <text:s/>3"</text:p>
      <text:p text:style-name="P21">[1] "Policies disagree at state <text:s/>1, 3, 3, 2, 0, 2"</text:p>
      <text:p text:style-name="P21">[1] "Policy 1 suggests: <text:s/>1 Policy 2 suggest: <text:s/>3"</text:p>
      <text:p text:style-name="P21">[1] "Policies disagree at state <text:s/>1, 3, 4, 0, 0, 0"</text:p>
      <text:p text:style-name="P21">[1] "Policy 1 suggests: <text:s/>2 Policy 2 suggest: <text:s/>3"</text:p>
      <text:p text:style-name="P21">[1] "Policies disagree at state <text:s/>1, 3, 4, 1, 0, 0"</text:p>
      <text:p text:style-name="P21">[1] "Policy 1 suggests: <text:s/>2 Policy 2 suggest: <text:s/>3"</text:p>
      <text:p text:style-name="P21">[1] "Policies disagree at state <text:s/>1, 3, 4, 2, 0, 0"</text:p>
      <text:p text:style-name="P21">[1] "Policy 1 suggests: <text:s/>1 Policy 2 suggest: <text:s/>3"</text:p>
      <text:p text:style-name="P21">[1] "Policies disagree at state <text:s/>2, 1, 3, 1, 0, 2"</text:p>
      <text:p text:style-name="P21">[1] "Policy 1 suggests: <text:s/>1 Policy 2 suggest: <text:s/>3"</text:p>
      <text:p text:style-name="P21">[1] "Policies disagree at state <text:s/>2, 1, 3, 1, 1, 2"</text:p>
      <text:p text:style-name="P21">[1] "Policy 1 suggests: <text:s/>1 Policy 2 suggest: <text:s/>3"</text:p>
      <text:p text:style-name="P21">[1] "Policies disagree at state <text:s/>2, 1, 3, 1, 2, 2"</text:p>
      <text:p text:style-name="P21">[1] "Policy 1 suggests: <text:s/>2 Policy 2 suggest: <text:s/>3"</text:p>
      <text:p text:style-name="P21">[1] "Policies disagree at state <text:s/>2, 1, 3, 2, 0, 2"</text:p>
      <text:p text:style-name="P21">[1] "Policy 1 suggests: <text:s/>1 Policy 2 suggest: <text:s/>3"</text:p>
      <text:p text:style-name="P21">[1] "Policies disagree at state <text:s/>2, 1, 3, 2, 1, 2"</text:p>
      <text:p text:style-name="P21">[1] "Policy 1 suggests: <text:s/>1 Policy 2 suggest: <text:s/>3"</text:p>
      <text:p text:style-name="P21">[1] "Policies disagree at state <text:s/>2, 1, 3, 2, 2, 2"</text:p>
      <text:p text:style-name="P21">[1] "Policy 1 suggests: <text:s/>1 Policy 2 suggest: <text:s/>3"</text:p>
      <text:p text:style-name="P21">[1] "Policies disagree at state <text:s/>3, 1, 3, 0, 0, 0"</text:p>
      <text:p text:style-name="P21">[1] "Policy 1 suggests: <text:s/>1 Policy 2 suggest: <text:s/>3"</text:p>
      <text:p text:style-name="P21"><text:soft-page-break/>[1] "Policies disagree at state <text:s/>3, 1, 3, 0, 0, 1"</text:p>
      <text:p text:style-name="P21">[1] "Policy 1 suggests: <text:s/>1 Policy 2 suggest: <text:s/>3"</text:p>
      <text:p text:style-name="P21">[1] "Policies disagree at state <text:s/>3, 1, 3, 0, 0, 2"</text:p>
      <text:p text:style-name="P21">[1] "Policy 1 suggests: <text:s/>1 Policy 2 suggest: <text:s/>3"</text:p>
      <text:p text:style-name="P21">[1] "Policies disagree at state <text:s/>3, 1, 3, 0, 1, 0"</text:p>
      <text:p text:style-name="P21">[1] "Policy 1 suggests: <text:s/>1 Policy 2 suggest: <text:s/>3"</text:p>
      <text:p text:style-name="P21">[1] "Policies disagree at state <text:s/>3, 1, 3, 0, 1, 1"</text:p>
      <text:p text:style-name="P21">[1] "Policy 1 suggests: <text:s/>1 Policy 2 suggest: <text:s/>3"</text:p>
      <text:p text:style-name="P21">[1] "Policies disagree at state <text:s/>3, 1, 3, 0, 1, 2"</text:p>
      <text:p text:style-name="P21">[1] "Policy 1 suggests: <text:s/>1 Policy 2 suggest: <text:s/>3"</text:p>
      <text:p text:style-name="P21">[1] "Policies disagree at state <text:s/>3, 1, 3, 0, 2, 0"</text:p>
      <text:p text:style-name="P21">[1] "Policy 1 suggests: <text:s/>1 Policy 2 suggest: <text:s/>3"</text:p>
      <text:p text:style-name="P21">[1] "Policies disagree at state <text:s/>3, 1, 3, 0, 2, 1"</text:p>
      <text:p text:style-name="P21">[1] "Policy 1 suggests: <text:s/>1 Policy 2 suggest: <text:s/>3"</text:p>
      <text:p text:style-name="P21">[1] "Policies disagree at state <text:s/>3, 1, 3, 0, 2, 2"</text:p>
      <text:p text:style-name="P21">[1] "Policy 1 suggests: <text:s/>1 Policy 2 suggest: <text:s/>3"</text:p>
      <text:p text:style-name="P21">[1] "Policies disagree at state <text:s/>3, 1, 4, 0, 2, 0"</text:p>
      <text:p text:style-name="P21">[1] "Policy 1 suggests: <text:s/>1 Policy 2 suggest: <text:s/>3"</text:p>
      <text:p text:style-name="P21">[1] "Policies disagree at state <text:s/>3, 3, 1, 0, 0, 0"</text:p>
      <text:p text:style-name="P21">[1] "Policy 1 suggests: <text:s/>1 Policy 2 suggest: <text:s/>2"</text:p>
      <text:p text:style-name="P21">[1] "Policies disagree at state <text:s/>3, 3, 1, 0, 0, 2"</text:p>
      <text:p text:style-name="P21">[1] "Policy 1 suggests: <text:s/>1 Policy 2 suggest: <text:s/>2"</text:p>
      <text:p text:style-name="Standard"/>
      <text:p text:style-name="Standard"/>
      <text:p text:style-name="P1"><text:bookmark text:name="rstudio_console_output1"/><text:span text:style-name="T1">&gt; ValueIterationForPolicy(500,0.00001,StateSpace,matrix(rep(1,9),nrow=3),c(1.2,1.8,2.2),rep(2,3),rep(1,3),rep(1/3,3),PolicyByHeuristicPPlain)</text:span></text:p>
      <text:p text:style-name="P1"><text:span text:style-name="T1"/></text:p>
      <text:p text:style-name="P1"><text:bookmark text:name="rstudio_console_output2"/><text:span text:style-name="T1">[1] "Returning due to tolerance reached"</text:span></text:p>
      <text:p text:style-name="P21">$LowerBound</text:p>
      <text:p text:style-name="P21">[1] 0.151263</text:p>
      <text:p text:style-name="P20"/>
      <text:p text:style-name="P21">$UpperBound</text:p>
      <text:p text:style-name="P21">[1] 0.1512643</text:p>
      <text:p text:style-name="P1"><text:span text:style-name="T1"/></text:p>
      <text:p text:style-name="P2"><text:span text:style-name="T1">Penalty Equal Step Index:</text:span></text:p>
      <text:p text:style-name="P1"><text:bookmark text:name="rstudio_console_output3"/><text:span text:style-name="T1">&gt; ComparePolicies(PolicyByDual,PolicyByHeuristicPEqual,StateSpace)</text:span></text:p>
      <text:p text:style-name="P21">[1] "Policies disagree at state <text:s/>1, 2, 3, 0, 1, 1"</text:p>
      <text:p text:style-name="P21">[1] "Policy 1 suggests: <text:s/>1 Policy 2 suggest: <text:s/>3"</text:p>
      <text:p text:style-name="P21">[1] "Policies disagree at state <text:s/>1, 2, 3, 0, 1, 2"</text:p>
      <text:p text:style-name="P21">[1] "Policy 1 suggests: <text:s/>1 Policy 2 suggest: <text:s/>3"</text:p>
      <text:p text:style-name="P21">[1] "Policies disagree at state <text:s/>1, 2, 3, 0, 2, 1"</text:p>
      <text:p text:style-name="P21">[1] "Policy 1 suggests: <text:s/>3 Policy 2 suggest: <text:s/>2"</text:p>
      <text:p text:style-name="P21">[1] "Policies disagree at state <text:s/>1, 2, 3, 0, 2, 2"</text:p>
      <text:p text:style-name="P21">[1] "Policy 1 suggests: <text:s/>1 Policy 2 suggest: <text:s/>3"</text:p>
      <text:p text:style-name="P21">[1] "Policies disagree at state <text:s/>1, 2, 3, 1, 0, 0"</text:p>
      <text:p text:style-name="P21">[1] "Policy 1 suggests: <text:s/>3 Policy 2 suggest: <text:s/>1"</text:p>
      <text:p text:style-name="P21">[1] "Policies disagree at state <text:s/>1, 2, 3, 1, 1, 1"</text:p>
      <text:p text:style-name="P21">[1] "Policy 1 suggests: <text:s/>1 Policy 2 suggest: <text:s/>3"</text:p>
      <text:p text:style-name="P21">[1] "Policies disagree at state <text:s/>1, 2, 3, 1, 1, 2"</text:p>
      <text:p text:style-name="P21">[1] "Policy 1 suggests: <text:s/>1 Policy 2 suggest: <text:s/>3"</text:p>
      <text:p text:style-name="P21">[1] "Policies disagree at state <text:s/>1, 2, 3, 1, 2, 1"</text:p>
      <text:p text:style-name="P21">[1] "Policy 1 suggests: <text:s/>1 Policy 2 suggest: <text:s/>2"</text:p>
      <text:p text:style-name="P21">[1] "Policies disagree at state <text:s/>1, 2, 3, 1, 2, 2"</text:p>
      <text:p text:style-name="P21">[1] "Policy 1 suggests: <text:s/>1 Policy 2 suggest: <text:s/>3"</text:p>
      <text:p text:style-name="P21">[1] "Policies disagree at state <text:s/>1, 2, 3, 2, 0, 0"</text:p>
      <text:p text:style-name="P21">[1] "Policy 1 suggests: <text:s/>3 Policy 2 suggest: <text:s/>1"</text:p>
      <text:p text:style-name="P21">[1] "Policies disagree at state <text:s/>1, 2, 3, 2, 1, 0"</text:p>
      <text:p text:style-name="P21">[1] "Policy 1 suggests: <text:s/>2 Policy 2 suggest: <text:s/>1"</text:p>
      <text:p text:style-name="P21">[1] "Policies disagree at state <text:s/>1, 2, 3, 2, 1, 1"</text:p>
      <text:p text:style-name="P21">[1] "Policy 1 suggests: <text:s/>2 Policy 2 suggest: <text:s/>3"</text:p>
      <text:p text:style-name="P21">[1] "Policies disagree at state <text:s/>1, 2, 3, 2, 2, 1"</text:p>
      <text:p text:style-name="P21"><text:soft-page-break/>[1] "Policy 1 suggests: <text:s/>1 Policy 2 suggest: <text:s/>2"</text:p>
      <text:p text:style-name="P21">[1] "Policies disagree at state <text:s/>1, 2, 3, 2, 2, 2"</text:p>
      <text:p text:style-name="P21">[1] "Policy 1 suggests: <text:s/>1 Policy 2 suggest: <text:s/>3"</text:p>
      <text:p text:style-name="P21">[1] "Policies disagree at state <text:s/>1, 3, 2, 0, 0, 1"</text:p>
      <text:p text:style-name="P21">[1] "Policy 1 suggests: <text:s/>2 Policy 2 suggest: <text:s/>3"</text:p>
      <text:p text:style-name="P21">[1] "Policies disagree at state <text:s/>1, 3, 2, 0, 0, 2"</text:p>
      <text:p text:style-name="P21">[1] "Policy 1 suggests: <text:s/>2 Policy 2 suggest: <text:s/>3"</text:p>
      <text:p text:style-name="P21">[1] "Policies disagree at state <text:s/>1, 3, 2, 1, 0, 0"</text:p>
      <text:p text:style-name="P21">[1] "Policy 1 suggests: <text:s/>2 Policy 2 suggest: <text:s/>1"</text:p>
      <text:p text:style-name="P21">[1] "Policies disagree at state <text:s/>1, 3, 2, 2, 0, 0"</text:p>
      <text:p text:style-name="P21">[1] "Policy 1 suggests: <text:s/>2 Policy 2 suggest: <text:s/>1"</text:p>
      <text:p text:style-name="P21">[1] "Policies disagree at state <text:s/>1, 3, 2, 2, 0, 1"</text:p>
      <text:p text:style-name="P21">[1] "Policy 1 suggests: <text:s/>3 Policy 2 suggest: <text:s/>1"</text:p>
      <text:p text:style-name="P21">[1] "Policies disagree at state <text:s/>1, 3, 3, 0, 0, 0"</text:p>
      <text:p text:style-name="P21">[1] "Policy 1 suggests: <text:s/>1 Policy 2 suggest: <text:s/>2"</text:p>
      <text:p text:style-name="P21">[1] "Policies disagree at state <text:s/>1, 3, 3, 0, 0, 1"</text:p>
      <text:p text:style-name="P21">[1] "Policy 1 suggests: <text:s/>1 Policy 2 suggest: <text:s/>3"</text:p>
      <text:p text:style-name="P21">[1] "Policies disagree at state <text:s/>1, 3, 3, 0, 0, 2"</text:p>
      <text:p text:style-name="P21">[1] "Policy 1 suggests: <text:s/>1 Policy 2 suggest: <text:s/>3"</text:p>
      <text:p text:style-name="P21">[1] "Policies disagree at state <text:s/>1, 3, 3, 1, 0, 1"</text:p>
      <text:p text:style-name="P21">[1] "Policy 1 suggests: <text:s/>1 Policy 2 suggest: <text:s/>3"</text:p>
      <text:p text:style-name="P21">[1] "Policies disagree at state <text:s/>1, 3, 3, 1, 0, 2"</text:p>
      <text:p text:style-name="P21">[1] "Policy 1 suggests: <text:s/>2 Policy 2 suggest: <text:s/>3"</text:p>
      <text:p text:style-name="P21">[1] "Policies disagree at state <text:s/>1, 3, 3, 2, 0, 1"</text:p>
      <text:p text:style-name="P21">[1] "Policy 1 suggests: <text:s/>1 Policy 2 suggest: <text:s/>3"</text:p>
      <text:p text:style-name="P21">[1] "Policies disagree at state <text:s/>1, 3, 3, 2, 0, 2"</text:p>
      <text:p text:style-name="P21">[1] "Policy 1 suggests: <text:s/>1 Policy 2 suggest: <text:s/>3"</text:p>
      <text:p text:style-name="P21">[1] "Policies disagree at state <text:s/>1, 2, 4, 1, 0, 0"</text:p>
      <text:p text:style-name="P21">[1] "Policy 1 suggests: <text:s/>3 Policy 2 suggest: <text:s/>1"</text:p>
      <text:p text:style-name="P21">[1] "Policies disagree at state <text:s/>1, 2, 4, 2, 0, 0"</text:p>
      <text:p text:style-name="P21">[1] "Policy 1 suggests: <text:s/>3 Policy 2 suggest: <text:s/>1"</text:p>
      <text:p text:style-name="P21">[1] "Policies disagree at state <text:s/>1, 2, 4, 2, 1, 0"</text:p>
      <text:p text:style-name="P21">[1] "Policy 1 suggests: <text:s/>2 Policy 2 suggest: <text:s/>1"</text:p>
      <text:p text:style-name="P21">[1] "Policies disagree at state <text:s/>1, 3, 4, 0, 0, 0"</text:p>
      <text:p text:style-name="P21">[1] "Policy 1 suggests: <text:s/>2 Policy 2 suggest: <text:s/>3"</text:p>
      <text:p text:style-name="P21">[1] "Policies disagree at state <text:s/>1, 3, 4, 1, 0, 0"</text:p>
      <text:p text:style-name="P21">[1] "Policy 1 suggests: <text:s/>2 Policy 2 suggest: <text:s/>1"</text:p>
      <text:p text:style-name="P21">[1] "Policies disagree at state <text:s/>2, 1, 3, 0, 1, 0"</text:p>
      <text:p text:style-name="P21">[1] "Policy 1 suggests: <text:s/>3 Policy 2 suggest: <text:s/>2"</text:p>
      <text:p text:style-name="P21">[1] "Policies disagree at state <text:s/>2, 1, 3, 0, 2, 0"</text:p>
      <text:p text:style-name="P21">[1] "Policy 1 suggests: <text:s/>3 Policy 2 suggest: <text:s/>2"</text:p>
      <text:p text:style-name="P21">[1] "Policies disagree at state <text:s/>2, 1, 3, 1, 0, 2"</text:p>
      <text:p text:style-name="P21">[1] "Policy 1 suggests: <text:s/>1 Policy 2 suggest: <text:s/>3"</text:p>
      <text:p text:style-name="P21">[1] "Policies disagree at state <text:s/>2, 1, 3, 1, 1, 2"</text:p>
      <text:p text:style-name="P21">[1] "Policy 1 suggests: <text:s/>1 Policy 2 suggest: <text:s/>3"</text:p>
      <text:p text:style-name="P21">[1] "Policies disagree at state <text:s/>2, 1, 3, 1, 2, 0"</text:p>
      <text:p text:style-name="P21">[1] "Policy 1 suggests: <text:s/>1 Policy 2 suggest: <text:s/>2"</text:p>
      <text:p text:style-name="P21">[1] "Policies disagree at state <text:s/>2, 1, 3, 1, 2, 2"</text:p>
      <text:p text:style-name="P21">[1] "Policy 1 suggests: <text:s/>2 Policy 2 suggest: <text:s/>3"</text:p>
      <text:p text:style-name="P21">[1] "Policies disagree at state <text:s/>2, 1, 3, 2, 0, 2"</text:p>
      <text:p text:style-name="P21">[1] "Policy 1 suggests: <text:s/>1 Policy 2 suggest: <text:s/>3"</text:p>
      <text:p text:style-name="P21">[1] "Policies disagree at state <text:s/>2, 1, 3, 2, 1, 2"</text:p>
      <text:p text:style-name="P21">[1] "Policy 1 suggests: <text:s/>1 Policy 2 suggest: <text:s/>3"</text:p>
      <text:p text:style-name="P21">[1] "Policies disagree at state <text:s/>2, 1, 3, 2, 2, 2"</text:p>
      <text:p text:style-name="P21">[1] "Policy 1 suggests: <text:s/>1 Policy 2 suggest: <text:s/>3"</text:p>
      <text:p text:style-name="P21">[1] "Policies disagree at state <text:s/>3, 1, 2, 0, 0, 1"</text:p>
      <text:p text:style-name="P21">[1] "Policy 1 suggests: <text:s/>1 Policy 2 suggest: <text:s/>3"</text:p>
      <text:p text:style-name="P21">[1] "Policies disagree at state <text:s/>3, 1, 2, 0, 0, 2"</text:p>
      <text:p text:style-name="P21">[1] "Policy 1 suggests: <text:s/>1 Policy 2 suggest: <text:s/>3"</text:p>
      <text:p text:style-name="P21">[1] "Policies disagree at state <text:s/>3, 1, 2, 0, 1, 0"</text:p>
      <text:p text:style-name="P21">[1] "Policy 1 suggests: <text:s/>1 Policy 2 suggest: <text:s/>2"</text:p>
      <text:p text:style-name="P21">[1] "Policies disagree at state <text:s/>3, 1, 2, 0, 2, 0"</text:p>
      <text:p text:style-name="P21"><text:soft-page-break/>[1] "Policy 1 suggests: <text:s/>1 Policy 2 suggest: <text:s/>2"</text:p>
      <text:p text:style-name="P21">[1] "Policies disagree at state <text:s/>3, 1, 2, 0, 2, 1"</text:p>
      <text:p text:style-name="P21">[1] "Policy 1 suggests: <text:s/>3 Policy 2 suggest: <text:s/>2"</text:p>
      <text:p text:style-name="P21">[1] "Policies disagree at state <text:s/>3, 1, 3, 0, 0, 0"</text:p>
      <text:p text:style-name="P21">[1] "Policy 1 suggests: <text:s/>1 Policy 2 suggest: <text:s/>3"</text:p>
      <text:p text:style-name="P21">[1] "Policies disagree at state <text:s/>3, 1, 3, 0, 0, 1"</text:p>
      <text:p text:style-name="P21">[1] "Policy 1 suggests: <text:s/>1 Policy 2 suggest: <text:s/>3"</text:p>
      <text:p text:style-name="P21">[1] "Policies disagree at state <text:s/>3, 1, 3, 0, 0, 2"</text:p>
      <text:p text:style-name="P21">[1] "Policy 1 suggests: <text:s/>1 Policy 2 suggest: <text:s/>3"</text:p>
      <text:p text:style-name="P21">[1] "Policies disagree at state <text:s/>3, 1, 3, 0, 1, 0"</text:p>
      <text:p text:style-name="P21">[1] "Policy 1 suggests: <text:s/>1 Policy 2 suggest: <text:s/>2"</text:p>
      <text:p text:style-name="P21">[1] "Policies disagree at state <text:s/>3, 1, 3, 0, 1, 1"</text:p>
      <text:p text:style-name="P21">[1] "Policy 1 suggests: <text:s/>1 Policy 2 suggest: <text:s/>3"</text:p>
      <text:p text:style-name="P21">[1] "Policies disagree at state <text:s/>3, 1, 3, 0, 1, 2"</text:p>
      <text:p text:style-name="P21">[1] "Policy 1 suggests: <text:s/>1 Policy 2 suggest: <text:s/>3"</text:p>
      <text:p text:style-name="P21">[1] "Policies disagree at state <text:s/>3, 1, 3, 0, 2, 0"</text:p>
      <text:p text:style-name="P21">[1] "Policy 1 suggests: <text:s/>1 Policy 2 suggest: <text:s/>2"</text:p>
      <text:p text:style-name="P21">[1] "Policies disagree at state <text:s/>3, 1, 3, 0, 2, 1"</text:p>
      <text:p text:style-name="P21">[1] "Policy 1 suggests: <text:s/>1 Policy 2 suggest: <text:s/>3"</text:p>
      <text:p text:style-name="P21">[1] "Policies disagree at state <text:s/>3, 1, 3, 0, 2, 2"</text:p>
      <text:p text:style-name="P21">[1] "Policy 1 suggests: <text:s/>1 Policy 2 suggest: <text:s/>3"</text:p>
      <text:p text:style-name="P21">[1] "Policies disagree at state <text:s/>2, 1, 4, 0, 1, 0"</text:p>
      <text:p text:style-name="P21">[1] "Policy 1 suggests: <text:s/>3 Policy 2 suggest: <text:s/>2"</text:p>
      <text:p text:style-name="P21">[1] "Policies disagree at state <text:s/>2, 1, 4, 0, 2, 0"</text:p>
      <text:p text:style-name="P21">[1] "Policy 1 suggests: <text:s/>3 Policy 2 suggest: <text:s/>2"</text:p>
      <text:p text:style-name="P21">[1] "Policies disagree at state <text:s/>2, 1, 4, 1, 2, 0"</text:p>
      <text:p text:style-name="P21">[1] "Policy 1 suggests: <text:s/>1 Policy 2 suggest: <text:s/>2"</text:p>
      <text:p text:style-name="P21">[1] "Policies disagree at state <text:s/>3, 1, 4, 0, 1, 0"</text:p>
      <text:p text:style-name="P21">[1] "Policy 1 suggests: <text:s/>3 Policy 2 suggest: <text:s/>2"</text:p>
      <text:p text:style-name="P21">[1] "Policies disagree at state <text:s/>3, 1, 4, 0, 2, 0"</text:p>
      <text:p text:style-name="P21">[1] "Policy 1 suggests: <text:s/>1 Policy 2 suggest: <text:s/>2"</text:p>
      <text:p text:style-name="P21">[1] "Policies disagree at state <text:s/>2, 3, 1, 0, 0, 1"</text:p>
      <text:p text:style-name="P21">[1] "Policy 1 suggests: <text:s/>2 Policy 2 suggest: <text:s/>3"</text:p>
      <text:p text:style-name="P21">[1] "Policies disagree at state <text:s/>2, 3, 1, 0, 0, 2"</text:p>
      <text:p text:style-name="P21">[1] "Policy 1 suggests: <text:s/>2 Policy 2 suggest: <text:s/>3"</text:p>
      <text:p text:style-name="P21">[1] "Policies disagree at state <text:s/>3, 2, 1, 0, 0, 1"</text:p>
      <text:p text:style-name="P21">[1] "Policy 1 suggests: <text:s/>1 Policy 2 suggest: <text:s/>3"</text:p>
      <text:p text:style-name="P21">[1] "Policies disagree at state <text:s/>3, 2, 1, 0, 0, 2"</text:p>
      <text:p text:style-name="P21">[1] "Policy 1 suggests: <text:s/>1 Policy 2 suggest: <text:s/>3"</text:p>
      <text:p text:style-name="P21">[1] "Policies disagree at state <text:s/>3, 3, 1, 0, 0, 0"</text:p>
      <text:p text:style-name="P21">[1] "Policy 1 suggests: <text:s/>1 Policy 2 suggest: <text:s/>2"</text:p>
      <text:p text:style-name="P21">[1] "Policies disagree at state <text:s/>3, 3, 1, 0, 0, 1"</text:p>
      <text:p text:style-name="P21">[1] "Policy 1 suggests: <text:s/>2 Policy 2 suggest: <text:s/>3"</text:p>
      <text:p text:style-name="P21">[1] "Policies disagree at state <text:s/>3, 3, 1, 0, 0, 2"</text:p>
      <text:p text:style-name="P21">[1] "Policy 1 suggests: <text:s/>1 Policy 2 suggest: <text:s/>3"</text:p>
      <text:p text:style-name="P1"><text:span text:style-name="T1"/></text:p>
      <text:p text:style-name="P1"><text:span text:style-name="T1"/></text:p>
      <text:p text:style-name="P1"><text:bookmark text:name="rstudio_console_output4"/><text:span text:style-name="T1">&gt; ValueIterationForPolicy(500,0.00001,StateSpace,matrix(rep(1,9),nrow=3),c(1.2,1.8,2.2),rep(2,3),rep(1,3),rep(1/3,3),PolicyByHeuristicPEqual)</text:span></text:p>
      <text:p text:style-name="P1"><text:span text:style-name="T1"/></text:p>
      <text:p text:style-name="P1"><text:bookmark text:name="rstudio_console_output5"/><text:span text:style-name="T1">[1] "Returning due to tolerance reached"</text:span></text:p>
      <text:p text:style-name="P21">$LowerBound</text:p>
      <text:p text:style-name="P21">[1] 0.2556966</text:p>
      <text:p text:style-name="P20"/>
      <text:p text:style-name="P21">$UpperBound</text:p>
      <text:p text:style-name="P21">[1] 0.255699</text:p>
      <text:p text:style-name="P21"/>
      <text:p text:style-name="P22"/>
      <text:p text:style-name="P1"><text:span text:style-name="T1"/></text:p>
      <text:p text:style-name="P2"><text:span text:style-name="T1"/></text:p>
      <text:p text:style-name="P2"><text:span text:style-name="T1"/></text:p>
      <text:p text:style-name="P2"><text:soft-page-break/><text:span text:style-name="T1">Benefit Plain Index:</text:span></text:p>
      <text:p text:style-name="P2"><text:span text:style-name="T1"/></text:p>
      <text:p text:style-name="P5"><text:bookmark text:name="rstudio_console_output6"/><text:span text:style-name="T1">&gt; ComparePolicies(PolicyByDual,PolicyByHeuristicBPlain,StateSpace)</text:span></text:p>
      <text:p text:style-name="P21">[1] "Policies disagree at state <text:s/>1, 2, 3, 0, 1, 1"</text:p>
      <text:p text:style-name="P21">[1] "Policy 1 suggests: <text:s/>1 Policy 2 suggest: <text:s/>3"</text:p>
      <text:p text:style-name="P21">[1] "Policies disagree at state <text:s/>1, 2, 3, 0, 1, 2"</text:p>
      <text:p text:style-name="P21">[1] "Policy 1 suggests: <text:s/>1 Policy 2 suggest: <text:s/>3"</text:p>
      <text:p text:style-name="P21">[1] "Policies disagree at state <text:s/>1, 2, 3, 0, 2, 1"</text:p>
      <text:p text:style-name="P21">[1] "Policy 1 suggests: <text:s/>3 Policy 2 suggest: <text:s/>2"</text:p>
      <text:p text:style-name="P21">[1] "Policies disagree at state <text:s/>1, 2, 3, 0, 2, 2"</text:p>
      <text:p text:style-name="P21">[1] "Policy 1 suggests: <text:s/>1 Policy 2 suggest: <text:s/>3"</text:p>
      <text:p text:style-name="P21">[1] "Policies disagree at state <text:s/>1, 2, 3, 1, 1, 1"</text:p>
      <text:p text:style-name="P21">[1] "Policy 1 suggests: <text:s/>1 Policy 2 suggest: <text:s/>3"</text:p>
      <text:p text:style-name="P21">[1] "Policies disagree at state <text:s/>1, 2, 3, 1, 1, 2"</text:p>
      <text:p text:style-name="P21">[1] "Policy 1 suggests: <text:s/>1 Policy 2 suggest: <text:s/>3"</text:p>
      <text:p text:style-name="P21">[1] "Policies disagree at state <text:s/>1, 2, 3, 1, 2, 1"</text:p>
      <text:p text:style-name="P21">[1] "Policy 1 suggests: <text:s/>1 Policy 2 suggest: <text:s/>2"</text:p>
      <text:p text:style-name="P21">[1] "Policies disagree at state <text:s/>1, 2, 3, 1, 2, 2"</text:p>
      <text:p text:style-name="P21">[1] "Policy 1 suggests: <text:s/>1 Policy 2 suggest: <text:s/>3"</text:p>
      <text:p text:style-name="P21">[1] "Policies disagree at state <text:s/>1, 2, 3, 2, 1, 1"</text:p>
      <text:p text:style-name="P21">[1] "Policy 1 suggests: <text:s/>2 Policy 2 suggest: <text:s/>3"</text:p>
      <text:p text:style-name="P21">[1] "Policies disagree at state <text:s/>1, 2, 3, 2, 2, 1"</text:p>
      <text:p text:style-name="P21">[1] "Policy 1 suggests: <text:s/>1 Policy 2 suggest: <text:s/>2"</text:p>
      <text:p text:style-name="P21">[1] "Policies disagree at state <text:s/>1, 2, 3, 2, 2, 2"</text:p>
      <text:p text:style-name="P21">[1] "Policy 1 suggests: <text:s/>1 Policy 2 suggest: <text:s/>3"</text:p>
      <text:p text:style-name="P21">[1] "Policies disagree at state <text:s/>1, 3, 2, 1, 0, 1"</text:p>
      <text:p text:style-name="P21">[1] "Policy 1 suggests: <text:s/>3 Policy 2 suggest: <text:s/>2"</text:p>
      <text:p text:style-name="P21">[1] "Policies disagree at state <text:s/>1, 3, 2, 1, 0, 2"</text:p>
      <text:p text:style-name="P21">[1] "Policy 1 suggests: <text:s/>3 Policy 2 suggest: <text:s/>2"</text:p>
      <text:p text:style-name="P21">[1] "Policies disagree at state <text:s/>1, 3, 2, 2, 0, 1"</text:p>
      <text:p text:style-name="P21">[1] "Policy 1 suggests: <text:s/>3 Policy 2 suggest: <text:s/>2"</text:p>
      <text:p text:style-name="P21">[1] "Policies disagree at state <text:s/>1, 3, 2, 2, 0, 2"</text:p>
      <text:p text:style-name="P21">[1] "Policy 1 suggests: <text:s/>3 Policy 2 suggest: <text:s/>2"</text:p>
      <text:p text:style-name="P21">[1] "Policies disagree at state <text:s/>1, 3, 3, 0, 0, 0"</text:p>
      <text:p text:style-name="P21">[1] "Policy 1 suggests: <text:s/>1 Policy 2 suggest: <text:s/>2"</text:p>
      <text:p text:style-name="P21">[1] "Policies disagree at state <text:s/>1, 3, 3, 0, 0, 1"</text:p>
      <text:p text:style-name="P21">[1] "Policy 1 suggests: <text:s/>1 Policy 2 suggest: <text:s/>3"</text:p>
      <text:p text:style-name="P21">[1] "Policies disagree at state <text:s/>1, 3, 3, 0, 0, 2"</text:p>
      <text:p text:style-name="P21">[1] "Policy 1 suggests: <text:s/>1 Policy 2 suggest: <text:s/>3"</text:p>
      <text:p text:style-name="P21">[1] "Policies disagree at state <text:s/>1, 3, 3, 1, 0, 0"</text:p>
      <text:p text:style-name="P21">[1] "Policy 1 suggests: <text:s/>1 Policy 2 suggest: <text:s/>2"</text:p>
      <text:p text:style-name="P21">[1] "Policies disagree at state <text:s/>1, 3, 3, 1, 0, 1"</text:p>
      <text:p text:style-name="P21">[1] "Policy 1 suggests: <text:s/>1 Policy 2 suggest: <text:s/>3"</text:p>
      <text:p text:style-name="P21">[1] "Policies disagree at state <text:s/>1, 3, 3, 1, 0, 2"</text:p>
      <text:p text:style-name="P21">[1] "Policy 1 suggests: <text:s/>2 Policy 2 suggest: <text:s/>3"</text:p>
      <text:p text:style-name="P21">[1] "Policies disagree at state <text:s/>1, 3, 3, 2, 0, 0"</text:p>
      <text:p text:style-name="P21">[1] "Policy 1 suggests: <text:s/>1 Policy 2 suggest: <text:s/>2"</text:p>
      <text:p text:style-name="P21">[1] "Policies disagree at state <text:s/>1, 3, 3, 2, 0, 1"</text:p>
      <text:p text:style-name="P21">[1] "Policy 1 suggests: <text:s/>1 Policy 2 suggest: <text:s/>3"</text:p>
      <text:p text:style-name="P21">[1] "Policies disagree at state <text:s/>1, 3, 3, 2, 0, 2"</text:p>
      <text:p text:style-name="P21">[1] "Policy 1 suggests: <text:s/>1 Policy 2 suggest: <text:s/>3"</text:p>
      <text:p text:style-name="P21">[1] "Policies disagree at state <text:s/>1, 3, 4, 0, 0, 0"</text:p>
      <text:p text:style-name="P21">[1] "Policy 1 suggests: <text:s/>2 Policy 2 suggest: <text:s/>3"</text:p>
      <text:p text:style-name="P21">[1] "Policies disagree at state <text:s/>1, 3, 4, 1, 0, 0"</text:p>
      <text:p text:style-name="P21">[1] "Policy 1 suggests: <text:s/>2 Policy 2 suggest: <text:s/>3"</text:p>
      <text:p text:style-name="P21">[1] "Policies disagree at state <text:s/>1, 3, 4, 2, 0, 0"</text:p>
      <text:p text:style-name="P21">[1] "Policy 1 suggests: <text:s/>1 Policy 2 suggest: <text:s/>3"</text:p>
      <text:p text:style-name="P21">[1] "Policies disagree at state <text:s/>2, 1, 3, 1, 0, 2"</text:p>
      <text:p text:style-name="P21">[1] "Policy 1 suggests: <text:s/>1 Policy 2 suggest: <text:s/>3"</text:p>
      <text:p text:style-name="P21">[1] "Policies disagree at state <text:s/>2, 1, 3, 1, 1, 2"</text:p>
      <text:p text:style-name="P21">[1] "Policy 1 suggests: <text:s/>1 Policy 2 suggest: <text:s/>3"</text:p>
      <text:p text:style-name="P21">[1] "Policies disagree at state <text:s/>2, 1, 3, 1, 2, 2"</text:p>
      <text:p text:style-name="P21"><text:soft-page-break/>[1] "Policy 1 suggests: <text:s/>2 Policy 2 suggest: <text:s/>3"</text:p>
      <text:p text:style-name="P21">[1] "Policies disagree at state <text:s/>2, 1, 3, 2, 0, 2"</text:p>
      <text:p text:style-name="P21">[1] "Policy 1 suggests: <text:s/>1 Policy 2 suggest: <text:s/>3"</text:p>
      <text:p text:style-name="P21">[1] "Policies disagree at state <text:s/>2, 1, 3, 2, 1, 2"</text:p>
      <text:p text:style-name="P21">[1] "Policy 1 suggests: <text:s/>1 Policy 2 suggest: <text:s/>3"</text:p>
      <text:p text:style-name="P21">[1] "Policies disagree at state <text:s/>2, 1, 3, 2, 2, 2"</text:p>
      <text:p text:style-name="P21">[1] "Policy 1 suggests: <text:s/>1 Policy 2 suggest: <text:s/>3"</text:p>
      <text:p text:style-name="P21">[1] "Policies disagree at state <text:s/>3, 1, 2, 0, 1, 1"</text:p>
      <text:p text:style-name="P21">[1] "Policy 1 suggests: <text:s/>3 Policy 2 suggest: <text:s/>1"</text:p>
      <text:p text:style-name="P21">[1] "Policies disagree at state <text:s/>3, 1, 2, 0, 1, 2"</text:p>
      <text:p text:style-name="P21">[1] "Policy 1 suggests: <text:s/>3 Policy 2 suggest: <text:s/>1"</text:p>
      <text:p text:style-name="P21">[1] "Policies disagree at state <text:s/>3, 1, 2, 0, 2, 1"</text:p>
      <text:p text:style-name="P21">[1] "Policy 1 suggests: <text:s/>3 Policy 2 suggest: <text:s/>1"</text:p>
      <text:p text:style-name="P21">[1] "Policies disagree at state <text:s/>3, 1, 2, 0, 2, 2"</text:p>
      <text:p text:style-name="P21">[1] "Policy 1 suggests: <text:s/>3 Policy 2 suggest: <text:s/>1"</text:p>
      <text:p text:style-name="P21">[1] "Policies disagree at state <text:s/>3, 1, 3, 0, 0, 0"</text:p>
      <text:p text:style-name="P21">[1] "Policy 1 suggests: <text:s/>1 Policy 2 suggest: <text:s/>3"</text:p>
      <text:p text:style-name="P21">[1] "Policies disagree at state <text:s/>3, 1, 3, 0, 0, 1"</text:p>
      <text:p text:style-name="P21">[1] "Policy 1 suggests: <text:s/>1 Policy 2 suggest: <text:s/>3"</text:p>
      <text:p text:style-name="P21">[1] "Policies disagree at state <text:s/>3, 1, 3, 0, 0, 2"</text:p>
      <text:p text:style-name="P21">[1] "Policy 1 suggests: <text:s/>1 Policy 2 suggest: <text:s/>3"</text:p>
      <text:p text:style-name="P21">[1] "Policies disagree at state <text:s/>3, 1, 3, 0, 1, 0"</text:p>
      <text:p text:style-name="P21">[1] "Policy 1 suggests: <text:s/>1 Policy 2 suggest: <text:s/>3"</text:p>
      <text:p text:style-name="P21">[1] "Policies disagree at state <text:s/>3, 1, 3, 0, 1, 1"</text:p>
      <text:p text:style-name="P21">[1] "Policy 1 suggests: <text:s/>1 Policy 2 suggest: <text:s/>3"</text:p>
      <text:p text:style-name="P21">[1] "Policies disagree at state <text:s/>3, 1, 3, 0, 1, 2"</text:p>
      <text:p text:style-name="P21">[1] "Policy 1 suggests: <text:s/>1 Policy 2 suggest: <text:s/>3"</text:p>
      <text:p text:style-name="P21">[1] "Policies disagree at state <text:s/>3, 1, 3, 0, 2, 0"</text:p>
      <text:p text:style-name="P21">[1] "Policy 1 suggests: <text:s/>1 Policy 2 suggest: <text:s/>3"</text:p>
      <text:p text:style-name="P21">[1] "Policies disagree at state <text:s/>3, 1, 3, 0, 2, 1"</text:p>
      <text:p text:style-name="P21">[1] "Policy 1 suggests: <text:s/>1 Policy 2 suggest: <text:s/>3"</text:p>
      <text:p text:style-name="P21">[1] "Policies disagree at state <text:s/>3, 1, 3, 0, 2, 2"</text:p>
      <text:p text:style-name="P21">[1] "Policy 1 suggests: <text:s/>1 Policy 2 suggest: <text:s/>3"</text:p>
      <text:p text:style-name="P21">[1] "Policies disagree at state <text:s/>3, 1, 4, 0, 2, 0"</text:p>
      <text:p text:style-name="P21">[1] "Policy 1 suggests: <text:s/>1 Policy 2 suggest: <text:s/>3"</text:p>
      <text:p text:style-name="P21">[1] "Policies disagree at state <text:s/>3, 3, 1, 0, 0, 0"</text:p>
      <text:p text:style-name="P21">[1] "Policy 1 suggests: <text:s/>1 Policy 2 suggest: <text:s/>2"</text:p>
      <text:p text:style-name="P21">[1] "Policies disagree at state <text:s/>3, 3, 1, 0, 0, 1"</text:p>
      <text:p text:style-name="P21">[1] "Policy 1 suggests: <text:s/>2 Policy 2 suggest: <text:s/>1"</text:p>
      <text:p text:style-name="P2"><text:span text:style-name="T1"/></text:p>
      <text:p text:style-name="P2"><text:span text:style-name="T1"/></text:p>
      <text:p text:style-name="P5"><text:bookmark text:name="rstudio_console_output7"/><text:span text:style-name="T1">[1] "Returning due to tolerance reached"</text:span></text:p>
      <text:p text:style-name="P21">$LowerBound</text:p>
      <text:p text:style-name="P21">[1] 0.1661798</text:p>
      <text:p text:style-name="P20"/>
      <text:p text:style-name="P21">$UpperBound</text:p>
      <text:p text:style-name="P21">[1] 0.1661813</text:p>
      <text:p text:style-name="P2"><text:span text:style-name="T1"/></text:p>
      <text:p text:style-name="P3"><text:span text:style-name="T1">Benefit </text:span><text:span text:style-name="T2">Equal</text:span><text:span text:style-name="T1"> Index:</text:span></text:p>
      <text:p text:style-name="P3"><text:span text:style-name="T1"/></text:p>
      <text:p text:style-name="P6"><text:bookmark text:name="rstudio_console_output8"/><text:span text:style-name="T1">&gt; ComparePolicies(PolicyByDual,PolicyByHeuristicBEqual,StateSpace)</text:span></text:p>
      <text:p text:style-name="P21">[1] "Policies disagree at state <text:s/>1, 2, 3, 0, 1, 1"</text:p>
      <text:p text:style-name="P21">[1] "Policy 1 suggests: <text:s/>1 Policy 2 suggest: <text:s/>3"</text:p>
      <text:p text:style-name="P21">[1] "Policies disagree at state <text:s/>1, 2, 3, 0, 1, 2"</text:p>
      <text:p text:style-name="P21">[1] "Policy 1 suggests: <text:s/>1 Policy 2 suggest: <text:s/>3"</text:p>
      <text:p text:style-name="P21">[1] "Policies disagree at state <text:s/>1, 2, 3, 0, 2, 1"</text:p>
      <text:p text:style-name="P21">[1] "Policy 1 suggests: <text:s/>3 Policy 2 suggest: <text:s/>2"</text:p>
      <text:p text:style-name="P21">[1] "Policies disagree at state <text:s/>1, 2, 3, 0, 2, 2"</text:p>
      <text:p text:style-name="P21">[1] "Policy 1 suggests: <text:s/>1 Policy 2 suggest: <text:s/>3"</text:p>
      <text:p text:style-name="P21">[1] "Policies disagree at state <text:s/>1, 2, 3, 1, 1, 1"</text:p>
      <text:p text:style-name="P21">[1] "Policy 1 suggests: <text:s/>1 Policy 2 suggest: <text:s/>3"</text:p>
      <text:p text:style-name="P21">[1] "Policies disagree at state <text:s/>1, 2, 3, 1, 1, 2"</text:p>
      <text:p text:style-name="P21"><text:soft-page-break/>[1] "Policy 1 suggests: <text:s/>1 Policy 2 suggest: <text:s/>3"</text:p>
      <text:p text:style-name="P21">[1] "Policies disagree at state <text:s/>1, 2, 3, 1, 2, 1"</text:p>
      <text:p text:style-name="P21">[1] "Policy 1 suggests: <text:s/>1 Policy 2 suggest: <text:s/>2"</text:p>
      <text:p text:style-name="P21">[1] "Policies disagree at state <text:s/>1, 2, 3, 1, 2, 2"</text:p>
      <text:p text:style-name="P21">[1] "Policy 1 suggests: <text:s/>1 Policy 2 suggest: <text:s/>3"</text:p>
      <text:p text:style-name="P21">[1] "Policies disagree at state <text:s/>1, 2, 3, 2, 1, 1"</text:p>
      <text:p text:style-name="P21">[1] "Policy 1 suggests: <text:s/>2 Policy 2 suggest: <text:s/>3"</text:p>
      <text:p text:style-name="P21">[1] "Policies disagree at state <text:s/>1, 2, 3, 2, 2, 1"</text:p>
      <text:p text:style-name="P21">[1] "Policy 1 suggests: <text:s/>1 Policy 2 suggest: <text:s/>2"</text:p>
      <text:p text:style-name="P21">[1] "Policies disagree at state <text:s/>1, 2, 3, 2, 2, 2"</text:p>
      <text:p text:style-name="P21">[1] "Policy 1 suggests: <text:s/>1 Policy 2 suggest: <text:s/>3"</text:p>
      <text:p text:style-name="P21">[1] "Policies disagree at state <text:s/>1, 3, 2, 1, 0, 2"</text:p>
      <text:p text:style-name="P21">[1] "Policy 1 suggests: <text:s/>3 Policy 2 suggest: <text:s/>1"</text:p>
      <text:p text:style-name="P21">[1] "Policies disagree at state <text:s/>1, 3, 3, 0, 0, 0"</text:p>
      <text:p text:style-name="P21">[1] "Policy 1 suggests: <text:s/>1 Policy 2 suggest: <text:s/>2"</text:p>
      <text:p text:style-name="P21">[1] "Policies disagree at state <text:s/>1, 3, 3, 0, 0, 1"</text:p>
      <text:p text:style-name="P21">[1] "Policy 1 suggests: <text:s/>1 Policy 2 suggest: <text:s/>3"</text:p>
      <text:p text:style-name="P21">[1] "Policies disagree at state <text:s/>1, 3, 3, 0, 0, 2"</text:p>
      <text:p text:style-name="P21">[1] "Policy 1 suggests: <text:s/>1 Policy 2 suggest: <text:s/>3"</text:p>
      <text:p text:style-name="P21">[1] "Policies disagree at state <text:s/>1, 3, 3, 1, 0, 0"</text:p>
      <text:p text:style-name="P21">[1] "Policy 1 suggests: <text:s/>1 Policy 2 suggest: <text:s/>3"</text:p>
      <text:p text:style-name="P21">[1] "Policies disagree at state <text:s/>1, 3, 3, 1, 0, 1"</text:p>
      <text:p text:style-name="P21">[1] "Policy 1 suggests: <text:s/>1 Policy 2 suggest: <text:s/>3"</text:p>
      <text:p text:style-name="P21">[1] "Policies disagree at state <text:s/>1, 3, 3, 1, 0, 2"</text:p>
      <text:p text:style-name="P21">[1] "Policy 1 suggests: <text:s/>2 Policy 2 suggest: <text:s/>3"</text:p>
      <text:p text:style-name="P21">[1] "Policies disagree at state <text:s/>1, 3, 3, 2, 0, 0"</text:p>
      <text:p text:style-name="P21">[1] "Policy 1 suggests: <text:s/>1 Policy 2 suggest: <text:s/>3"</text:p>
      <text:p text:style-name="P21">[1] "Policies disagree at state <text:s/>1, 3, 3, 2, 0, 1"</text:p>
      <text:p text:style-name="P21">[1] "Policy 1 suggests: <text:s/>1 Policy 2 suggest: <text:s/>3"</text:p>
      <text:p text:style-name="P21">[1] "Policies disagree at state <text:s/>1, 3, 3, 2, 0, 2"</text:p>
      <text:p text:style-name="P21">[1] "Policy 1 suggests: <text:s/>1 Policy 2 suggest: <text:s/>3"</text:p>
      <text:p text:style-name="P21">[1] "Policies disagree at state <text:s/>1, 3, 4, 0, 0, 0"</text:p>
      <text:p text:style-name="P21">[1] "Policy 1 suggests: <text:s/>2 Policy 2 suggest: <text:s/>3"</text:p>
      <text:p text:style-name="P21">[1] "Policies disagree at state <text:s/>1, 3, 4, 1, 0, 0"</text:p>
      <text:p text:style-name="P21">[1] "Policy 1 suggests: <text:s/>2 Policy 2 suggest: <text:s/>3"</text:p>
      <text:p text:style-name="P21">[1] "Policies disagree at state <text:s/>1, 3, 4, 2, 0, 0"</text:p>
      <text:p text:style-name="P21">[1] "Policy 1 suggests: <text:s/>1 Policy 2 suggest: <text:s/>3"</text:p>
      <text:p text:style-name="P21">[1] "Policies disagree at state <text:s/>2, 1, 3, 1, 0, 2"</text:p>
      <text:p text:style-name="P21">[1] "Policy 1 suggests: <text:s/>1 Policy 2 suggest: <text:s/>3"</text:p>
      <text:p text:style-name="P21">[1] "Policies disagree at state <text:s/>2, 1, 3, 1, 1, 2"</text:p>
      <text:p text:style-name="P21">[1] "Policy 1 suggests: <text:s/>1 Policy 2 suggest: <text:s/>3"</text:p>
      <text:p text:style-name="P21">[1] "Policies disagree at state <text:s/>2, 1, 3, 1, 2, 2"</text:p>
      <text:p text:style-name="P21">[1] "Policy 1 suggests: <text:s/>2 Policy 2 suggest: <text:s/>3"</text:p>
      <text:p text:style-name="P21">[1] "Policies disagree at state <text:s/>2, 1, 3, 2, 0, 2"</text:p>
      <text:p text:style-name="P21">[1] "Policy 1 suggests: <text:s/>1 Policy 2 suggest: <text:s/>3"</text:p>
      <text:p text:style-name="P21">[1] "Policies disagree at state <text:s/>2, 1, 3, 2, 1, 2"</text:p>
      <text:p text:style-name="P21">[1] "Policy 1 suggests: <text:s/>1 Policy 2 suggest: <text:s/>3"</text:p>
      <text:p text:style-name="P21">[1] "Policies disagree at state <text:s/>2, 1, 3, 2, 2, 2"</text:p>
      <text:p text:style-name="P21">[1] "Policy 1 suggests: <text:s/>1 Policy 2 suggest: <text:s/>3"</text:p>
      <text:p text:style-name="P21">[1] "Policies disagree at state <text:s/>3, 1, 2, 0, 1, 1"</text:p>
      <text:p text:style-name="P21">[1] "Policy 1 suggests: <text:s/>3 Policy 2 suggest: <text:s/>2"</text:p>
      <text:p text:style-name="P21">[1] "Policies disagree at state <text:s/>3, 1, 2, 0, 1, 2"</text:p>
      <text:p text:style-name="P21">[1] "Policy 1 suggests: <text:s/>3 Policy 2 suggest: <text:s/>2"</text:p>
      <text:p text:style-name="P21">[1] "Policies disagree at state <text:s/>3, 1, 3, 0, 0, 0"</text:p>
      <text:p text:style-name="P21">[1] "Policy 1 suggests: <text:s/>1 Policy 2 suggest: <text:s/>3"</text:p>
      <text:p text:style-name="P21">[1] "Policies disagree at state <text:s/>3, 1, 3, 0, 0, 1"</text:p>
      <text:p text:style-name="P21">[1] "Policy 1 suggests: <text:s/>1 Policy 2 suggest: <text:s/>3"</text:p>
      <text:p text:style-name="P21">[1] "Policies disagree at state <text:s/>3, 1, 3, 0, 0, 2"</text:p>
      <text:p text:style-name="P21">[1] "Policy 1 suggests: <text:s/>1 Policy 2 suggest: <text:s/>3"</text:p>
      <text:p text:style-name="P21">[1] "Policies disagree at state <text:s/>3, 1, 3, 0, 1, 0"</text:p>
      <text:p text:style-name="P21">[1] "Policy 1 suggests: <text:s/>1 Policy 2 suggest: <text:s/>3"</text:p>
      <text:p text:style-name="P21">[1] "Policies disagree at state <text:s/>3, 1, 3, 0, 1, 1"</text:p>
      <text:p text:style-name="P21"><text:soft-page-break/>[1] "Policy 1 suggests: <text:s/>1 Policy 2 suggest: <text:s/>3"</text:p>
      <text:p text:style-name="P21">[1] "Policies disagree at state <text:s/>3, 1, 3, 0, 1, 2"</text:p>
      <text:p text:style-name="P21">[1] "Policy 1 suggests: <text:s/>1 Policy 2 suggest: <text:s/>3"</text:p>
      <text:p text:style-name="P21">[1] "Policies disagree at state <text:s/>3, 1, 3, 0, 2, 0"</text:p>
      <text:p text:style-name="P21">[1] "Policy 1 suggests: <text:s/>1 Policy 2 suggest: <text:s/>3"</text:p>
      <text:p text:style-name="P21">[1] "Policies disagree at state <text:s/>3, 1, 3, 0, 2, 1"</text:p>
      <text:p text:style-name="P21">[1] "Policy 1 suggests: <text:s/>1 Policy 2 suggest: <text:s/>3"</text:p>
      <text:p text:style-name="P21">[1] "Policies disagree at state <text:s/>3, 1, 3, 0, 2, 2"</text:p>
      <text:p text:style-name="P21">[1] "Policy 1 suggests: <text:s/>1 Policy 2 suggest: <text:s/>3"</text:p>
      <text:p text:style-name="P21">[1] "Policies disagree at state <text:s/>3, 1, 4, 0, 2, 0"</text:p>
      <text:p text:style-name="P21">[1] "Policy 1 suggests: <text:s/>1 Policy 2 suggest: <text:s/>3"</text:p>
      <text:p text:style-name="P21">[1] "Policies disagree at state <text:s/>3, 3, 1, 0, 0, 0"</text:p>
      <text:p text:style-name="P21">[1] "Policy 1 suggests: <text:s/>1 Policy 2 suggest: <text:s/>2"</text:p>
      <text:p text:style-name="P21">[1] "Policies disagree at state <text:s/>3, 3, 1, 0, 0, 1"</text:p>
      <text:p text:style-name="P21">[1] "Policy 1 suggests: <text:s/>2 Policy 2 suggest: <text:s/>1"</text:p>
      <text:p text:style-name="P3"><text:span text:style-name="T1"/></text:p>
      <text:p text:style-name="P3"><text:span text:style-name="T1"/></text:p>
      <text:p text:style-name="P6"><text:bookmark text:name="rstudio_console_output9"/><text:span text:style-name="T1">&gt; ValueIterationForPolicy(500,0.00001,StateSpace,matrix(rep(1,9),nrow=3),c(1.2,1.8,2.2),rep(2,3),rep(1,3),rep(1/3,3),PolicyByHeuristicBEqual)</text:span></text:p>
      <text:p text:style-name="P6"><text:span text:style-name="T1"/></text:p>
      <text:p text:style-name="P6"><text:bookmark text:name="rstudio_console_output10"/><text:span text:style-name="T1">[1] "Returning due to tolerance reached"</text:span></text:p>
      <text:p text:style-name="P21">$LowerBound</text:p>
      <text:p text:style-name="P21">[1] 0.1517098</text:p>
      <text:p text:style-name="P20"><text:span text:style-name="T3"/></text:p>
      <text:p text:style-name="P20"><text:span text:style-name="T3">$UpperBound</text:span></text:p>
      <text:p text:style-name="P21">[1] 0.1517114</text:p>
      <text:p text:style-name="P4"><text:span text:style-name="T1"/></text:p>
      <text:p text:style-name="P19">Comparing Heuristics</text:p>
      <text:p text:style-name="P19"/>
      <text:p text:style-name="P7">For our working example we note that the order of the heuristics are:</text:p>
      <text:p text:style-name="P7">1.Penalty Plain (10^-<text:span text:style-name="T4">4%</text:span> error)</text:p>
      <text:p text:style-name="P7">2.Benefit Equal (<text:span text:style-name="T4">0.2% error</text:span>)</text:p>
      <text:p text:style-name="P7">3.Benefit Plain <text:span text:style-name="T4">(10% error)</text:span></text:p>
      <text:p text:style-name="P7">4.Penalty Equal <text:span text:style-name="T4">(70% error)</text:span></text:p>
      <text:p text:style-name="P7"/>
      <text:p text:style-name="P8">So we may agree that both Penalty Plain and Benefit Equal heuristic perform well enough. The question is why ?</text:p>
      <text:p text:style-name="P8"/>
      <text:p text:style-name="P8"/>
      <text:p text:style-name="P9">We note that they disagree on a lot of states compared to optimal. One question is do they act similar ?</text:p>
      <text:p text:style-name="P9"/>
      <text:p text:style-name="P9"><text:bookmark text:name="rstudio_console_output11"/><text:span text:style-name="T1">&gt; ComparePolicies(PolicyByHeuristicPPlain,PolicyByHeuristicBEqual,StateSpace)</text:span></text:p>
      <text:p text:style-name="P21">[1] "Policies disagree at state <text:s/>1, 3, 2, 1, 0, 2"</text:p>
      <text:p text:style-name="P21">[1] "Policy 1 suggests: <text:s/>3 Policy 2 suggest: <text:s/>1"</text:p>
      <text:p text:style-name="P21">[1] "Policies disagree at state <text:s/>3, 1, 2, 0, 1, 1"</text:p>
      <text:p text:style-name="P21">[1] "Policy 1 suggests: <text:s/>3 Policy 2 suggest: <text:s/>2"</text:p>
      <text:p text:style-name="P21">[1] "Policies disagree at state <text:s/>3, 1, 2, 0, 1, 2"</text:p>
      <text:p text:style-name="P21">[1] "Policy 1 suggests: <text:s/>3 Policy 2 suggest: <text:s/>2"</text:p>
      <text:p text:style-name="P21">[1] "Policies disagree at state <text:s/>3, 3, 1, 0, 0, 1"</text:p>
      <text:p text:style-name="P21">[1] "Policy 1 suggests: <text:s/>2 Policy 2 suggest: <text:s/>1"</text:p>
      <text:p text:style-name="P21">[1] "Policies disagree at state <text:s/>3, 3, 1, 0, 0, 2"</text:p>
      <text:p text:style-name="P21">[1] "Policy 1 suggests: <text:s/>2 Policy 2 suggest: <text:s/>1"</text:p>
      <text:p text:style-name="P9"/>
      <text:p text:style-name="P9">They mostly agree, it is likely these states are not visited often and hence why we are slightly worse when using Penalty Plain over Benefit Equal.</text:p>
      <text:p text:style-name="P9"/>
      <text:p text:style-name="P9">We still note these are both in a varied disagreement with the optimal policy.</text:p>
      <text:p text:style-name="P9"/>
      <text:p text:style-name="P10"><text:soft-page-break/>The next question that springs to mine is why does Penalty Equal act so bad. It is most likely choosing bad decisions compared to Penalty Plain. Lets see the comparison and then analyse one of the states to see its decision choice.</text:p>
      <text:p text:style-name="P10"/>
      <text:p text:style-name="P10"><text:bookmark text:name="rstudio_console_output12"/><text:span text:style-name="T1">&gt; ComparePolicies(PolicyByHeuristicPPlain,PolicyByHeuristicPEqual,StateSpace)</text:span></text:p>
      <text:p text:style-name="P21">[1] "Policies disagree at state <text:s/>1, 2, 3, 1, 0, 0"</text:p>
      <text:p text:style-name="P21">[1] "Policy 1 suggests: <text:s/>3 Policy 2 suggest: <text:s/>1"</text:p>
      <text:p text:style-name="P21">[1] "Policies disagree at state <text:s/>1, 2, 3, 2, 0, 0"</text:p>
      <text:p text:style-name="P21">[1] "Policy 1 suggests: <text:s/>3 Policy 2 suggest: <text:s/>1"</text:p>
      <text:p text:style-name="P21">[1] "Policies disagree at state <text:s/>1, 2, 3, 2, 1, 0"</text:p>
      <text:p text:style-name="P21">[1] "Policy 1 suggests: <text:s/>2 Policy 2 suggest: <text:s/>1"</text:p>
      <text:p text:style-name="P21">[1] "Policies disagree at state <text:s/>1, 3, 2, 0, 0, 1"</text:p>
      <text:p text:style-name="P21">[1] "Policy 1 suggests: <text:s/>2 Policy 2 suggest: <text:s/>3"</text:p>
      <text:p text:style-name="P21">[1] "Policies disagree at state <text:s/>1, 3, 2, 0, 0, 2"</text:p>
      <text:p text:style-name="P21">[1] "Policy 1 suggests: <text:s/>2 Policy 2 suggest: <text:s/>3"</text:p>
      <text:p text:style-name="P21">[1] "Policies disagree at state <text:s/>1, 3, 2, 1, 0, 0"</text:p>
      <text:p text:style-name="P21">[1] "Policy 1 suggests: <text:s/>2 Policy 2 suggest: <text:s/>1"</text:p>
      <text:p text:style-name="P21">[1] "Policies disagree at state <text:s/>1, 3, 2, 2, 0, 0"</text:p>
      <text:p text:style-name="P21">[1] "Policy 1 suggests: <text:s/>2 Policy 2 suggest: <text:s/>1"</text:p>
      <text:p text:style-name="P21">[1] "Policies disagree at state <text:s/>1, 3, 2, 2, 0, 1"</text:p>
      <text:p text:style-name="P21">[1] "Policy 1 suggests: <text:s/>3 Policy 2 suggest: <text:s/>1"</text:p>
      <text:p text:style-name="P21">[1] "Policies disagree at state <text:s/>1, 3, 3, 1, 0, 0"</text:p>
      <text:p text:style-name="P21">[1] "Policy 1 suggests: <text:s/>3 Policy 2 suggest: <text:s/>1"</text:p>
      <text:p text:style-name="P21">[1] "Policies disagree at state <text:s/>1, 3, 3, 2, 0, 0"</text:p>
      <text:p text:style-name="P21">[1] "Policy 1 suggests: <text:s/>3 Policy 2 suggest: <text:s/>1"</text:p>
      <text:p text:style-name="P21">[1] "Policies disagree at state <text:s/>1, 2, 4, 1, 0, 0"</text:p>
      <text:p text:style-name="P21">[1] "Policy 1 suggests: <text:s/>3 Policy 2 suggest: <text:s/>1"</text:p>
      <text:p text:style-name="P21">[1] "Policies disagree at state <text:s/>1, 2, 4, 2, 0, 0"</text:p>
      <text:p text:style-name="P21">[1] "Policy 1 suggests: <text:s/>3 Policy 2 suggest: <text:s/>1"</text:p>
      <text:p text:style-name="P21">[1] "Policies disagree at state <text:s/>1, 2, 4, 2, 1, 0"</text:p>
      <text:p text:style-name="P21">[1] "Policy 1 suggests: <text:s/>2 Policy 2 suggest: <text:s/>1"</text:p>
      <text:p text:style-name="P21">[1] "Policies disagree at state <text:s/>1, 3, 4, 1, 0, 0"</text:p>
      <text:p text:style-name="P21">[1] "Policy 1 suggests: <text:s/>3 Policy 2 suggest: <text:s/>1"</text:p>
      <text:p text:style-name="P21">[1] "Policies disagree at state <text:s/>1, 3, 4, 2, 0, 0"</text:p>
      <text:p text:style-name="P21">[1] "Policy 1 suggests: <text:s/>3 Policy 2 suggest: <text:s/>1"</text:p>
      <text:p text:style-name="P21">[1] "Policies disagree at state <text:s/>2, 1, 3, 0, 1, 0"</text:p>
      <text:p text:style-name="P21">[1] "Policy 1 suggests: <text:s/>3 Policy 2 suggest: <text:s/>2"</text:p>
      <text:p text:style-name="P21">[1] "Policies disagree at state <text:s/>2, 1, 3, 0, 2, 0"</text:p>
      <text:p text:style-name="P21">[1] "Policy 1 suggests: <text:s/>3 Policy 2 suggest: <text:s/>2"</text:p>
      <text:p text:style-name="P21">[1] "Policies disagree at state <text:s/>2, 1, 3, 1, 2, 0"</text:p>
      <text:p text:style-name="P21">[1] "Policy 1 suggests: <text:s/>1 Policy 2 suggest: <text:s/>2"</text:p>
      <text:p text:style-name="P21">[1] "Policies disagree at state <text:s/>3, 1, 2, 0, 0, 1"</text:p>
      <text:p text:style-name="P21">[1] "Policy 1 suggests: <text:s/>1 Policy 2 suggest: <text:s/>3"</text:p>
      <text:p text:style-name="P21">[1] "Policies disagree at state <text:s/>3, 1, 2, 0, 0, 2"</text:p>
      <text:p text:style-name="P21">[1] "Policy 1 suggests: <text:s/>1 Policy 2 suggest: <text:s/>3"</text:p>
      <text:p text:style-name="P21">[1] "Policies disagree at state <text:s/>3, 1, 2, 0, 1, 0"</text:p>
      <text:p text:style-name="P21">[1] "Policy 1 suggests: <text:s/>1 Policy 2 suggest: <text:s/>2"</text:p>
      <text:p text:style-name="P21">[1] "Policies disagree at state <text:s/>3, 1, 2, 0, 2, 0"</text:p>
      <text:p text:style-name="P21">[1] "Policy 1 suggests: <text:s/>1 Policy 2 suggest: <text:s/>2"</text:p>
      <text:p text:style-name="P21">[1] "Policies disagree at state <text:s/>3, 1, 2, 0, 2, 1"</text:p>
      <text:p text:style-name="P21">[1] "Policy 1 suggests: <text:s/>3 Policy 2 suggest: <text:s/>2"</text:p>
      <text:p text:style-name="P21">[1] "Policies disagree at state <text:s/>3, 1, 3, 0, 1, 0"</text:p>
      <text:p text:style-name="P21">[1] "Policy 1 suggests: <text:s/>3 Policy 2 suggest: <text:s/>2"</text:p>
      <text:p text:style-name="P21">[1] "Policies disagree at state <text:s/>3, 1, 3, 0, 2, 0"</text:p>
      <text:p text:style-name="P21">[1] "Policy 1 suggests: <text:s/>3 Policy 2 suggest: <text:s/>2"</text:p>
      <text:p text:style-name="P21">[1] "Policies disagree at state <text:s/>2, 1, 4, 0, 1, 0"</text:p>
      <text:p text:style-name="P21">[1] "Policy 1 suggests: <text:s/>3 Policy 2 suggest: <text:s/>2"</text:p>
      <text:p text:style-name="P21">[1] "Policies disagree at state <text:s/>2, 1, 4, 0, 2, 0"</text:p>
      <text:p text:style-name="P21">[1] "Policy 1 suggests: <text:s/>3 Policy 2 suggest: <text:s/>2"</text:p>
      <text:p text:style-name="P21">[1] "Policies disagree at state <text:s/>2, 1, 4, 1, 2, 0"</text:p>
      <text:p text:style-name="P21">[1] "Policy 1 suggests: <text:s/>1 Policy 2 suggest: <text:s/>2"</text:p>
      <text:p text:style-name="P21">[1] "Policies disagree at state <text:s/>3, 1, 4, 0, 1, 0"</text:p>
      <text:p text:style-name="P21"><text:soft-page-break/>[1] "Policy 1 suggests: <text:s/>3 Policy 2 suggest: <text:s/>2"</text:p>
      <text:p text:style-name="P21">[1] "Policies disagree at state <text:s/>3, 1, 4, 0, 2, 0"</text:p>
      <text:p text:style-name="P21">[1] "Policy 1 suggests: <text:s/>3 Policy 2 suggest: <text:s/>2"</text:p>
      <text:p text:style-name="P21">[1] "Policies disagree at state <text:s/>2, 3, 1, 0, 0, 1"</text:p>
      <text:p text:style-name="P21">[1] "Policy 1 suggests: <text:s/>2 Policy 2 suggest: <text:s/>3"</text:p>
      <text:p text:style-name="P21">[1] "Policies disagree at state <text:s/>2, 3, 1, 0, 0, 2"</text:p>
      <text:p text:style-name="P21">[1] "Policy 1 suggests: <text:s/>2 Policy 2 suggest: <text:s/>3"</text:p>
      <text:p text:style-name="P21">[1] "Policies disagree at state <text:s/>3, 2, 1, 0, 0, 1"</text:p>
      <text:p text:style-name="P21">[1] "Policy 1 suggests: <text:s/>1 Policy 2 suggest: <text:s/>3"</text:p>
      <text:p text:style-name="P21">[1] "Policies disagree at state <text:s/>3, 2, 1, 0, 0, 2"</text:p>
      <text:p text:style-name="P21">[1] "Policy 1 suggests: <text:s/>1 Policy 2 suggest: <text:s/>3"</text:p>
      <text:p text:style-name="P21">[1] "Policies disagree at state <text:s/>3, 3, 1, 0, 0, 1"</text:p>
      <text:p text:style-name="P21">[1] "Policy 1 suggests: <text:s/>2 Policy 2 suggest: <text:s/>3"</text:p>
      <text:p text:style-name="P21">[1] "Policies disagree at state <text:s/>3, 3, 1, 0, 0, 2"</text:p>
      <text:p text:style-name="P21">[1] "Policy 1 suggests: <text:s/>2 Policy 2 suggest: <text:s/>3"</text:p>
      <text:p text:style-name="P10"/>
      <text:p text:style-name="P10">It is very clear from this that the Penalty Equal disagrees at most (is it all ? ) non-zero observations. Penalty is over prioritizing claiming the observations.</text:p>
      <text:p text:style-name="P10"/>
      <text:p text:style-name="P10">Let us look at the first disagreement in state (s,v)=(1,2,3,1,0,0) then we can run both heuristics to see why they disagree.</text:p>
      <text:p text:style-name="P9"/>
      <text:p text:style-name="P9"><text:bookmark text:name="rstudio_console_output13"/><text:span text:style-name="T1">&gt; MultiStepPenaltyHeuristic(3,3,matrix(rep(1,9),nrow=3),PlainIndexForNode,c(1,2,3),c(1,0,0),rep(1,3),rep(1/3,3),rep(2,3),c(1.2,1.8,2.2))</text:span></text:p>
      <text:p text:style-name="P21">[1] "Heuristic is Run"</text:p>
      <text:p text:style-name="P20"><text:s text:c="5"/><text:span text:style-name="T3">[,1] [,2] [,3]</text:span></text:p>
      <text:p text:style-name="P21">[1,] <text:s text:c="3"/>1 <text:s text:c="3"/>0 <text:s text:c="3"/>0</text:p>
      <text:p text:style-name="P21">[2,] <text:s text:c="3"/>2 <text:s text:c="3"/>0 <text:s text:c="3"/>0</text:p>
      <text:p text:style-name="P21">[3,] <text:s text:c="3"/>3 <text:s text:c="3"/>0 <text:s text:c="3"/>0</text:p>
      <text:p text:style-name="P21">[1] 0.9333333 0.8000000 0.1333333</text:p>
      <text:p text:style-name="P20"><text:s text:c="6"/><text:span text:style-name="T3">[,1] [,2] [,3]</text:span></text:p>
      <text:p text:style-name="P20"><text:s/><text:span text:style-name="T3">[1,] <text:s text:c="3"/>1 <text:s text:c="3"/>1 <text:s text:c="3"/>0</text:span></text:p>
      <text:p text:style-name="P20"><text:s/><text:span text:style-name="T3">[2,] <text:s text:c="3"/>1 <text:s text:c="3"/>2 <text:s text:c="3"/>0</text:span></text:p>
      <text:p text:style-name="P20"><text:s/><text:span text:style-name="T3">[3,] <text:s text:c="3"/>1 <text:s text:c="3"/>3 <text:s text:c="3"/>0</text:span></text:p>
      <text:p text:style-name="P20"><text:s/><text:span text:style-name="T3">[4,] <text:s text:c="3"/>2 <text:s text:c="3"/>1 <text:s text:c="3"/>0</text:span></text:p>
      <text:p text:style-name="P20"><text:s/><text:span text:style-name="T3">[5,] <text:s text:c="3"/>2 <text:s text:c="3"/>2 <text:s text:c="3"/>0</text:span></text:p>
      <text:p text:style-name="P20"><text:s/><text:span text:style-name="T3">[6,] <text:s text:c="3"/>2 <text:s text:c="3"/>3 <text:s text:c="3"/>0</text:span></text:p>
      <text:p text:style-name="P20"><text:s/><text:span text:style-name="T3">[7,] <text:s text:c="3"/>3 <text:s text:c="3"/>1 <text:s text:c="3"/>0</text:span></text:p>
      <text:p text:style-name="P20"><text:s/><text:span text:style-name="T3">[8,] <text:s text:c="3"/>3 <text:s text:c="3"/>2 <text:s text:c="3"/>0</text:span></text:p>
      <text:p text:style-name="P20"><text:s/><text:span text:style-name="T3">[9,] <text:s text:c="3"/>3 <text:s text:c="3"/>3 <text:s text:c="3"/>0</text:span></text:p>
      <text:p text:style-name="P21">[1] 2.838844 1.981102 1.791075 1.847769 5.097633 4.049865 0.991075 3.383198 4.240940</text:p>
      <text:p text:style-name="P20"><text:s text:c="6"/><text:span text:style-name="T3">[,1] [,2] [,3]</text:span></text:p>
      <text:p text:style-name="P20"><text:s/><text:span text:style-name="T3">[1,] <text:s text:c="3"/>1 <text:s text:c="3"/>1 <text:s text:c="3"/>1</text:span></text:p>
      <text:p text:style-name="P20"><text:s/><text:span text:style-name="T3">[2,] <text:s text:c="3"/>1 <text:s text:c="3"/>1 <text:s text:c="3"/>2</text:span></text:p>
      <text:p text:style-name="P20"><text:s/><text:span text:style-name="T3">[3,] <text:s text:c="3"/>1 <text:s text:c="3"/>1 <text:s text:c="3"/>3</text:span></text:p>
      <text:p text:style-name="P20"><text:s/><text:span text:style-name="T3">[4,] <text:s text:c="3"/>1 <text:s text:c="3"/>2 <text:s text:c="3"/>1</text:span></text:p>
      <text:p text:style-name="P20"><text:s/><text:span text:style-name="T3">[5,] <text:s text:c="3"/>1 <text:s text:c="3"/>2 <text:s text:c="3"/>2</text:span></text:p>
      <text:p text:style-name="P20"><text:s/><text:span text:style-name="T3">[6,] <text:s text:c="3"/>1 <text:s text:c="3"/>2 <text:s text:c="3"/>3</text:span></text:p>
      <text:p text:style-name="P20"><text:s/><text:span text:style-name="T3">[7,] <text:s text:c="3"/>1 <text:s text:c="3"/>3 <text:s text:c="3"/>1</text:span></text:p>
      <text:p text:style-name="P20"><text:s/><text:span text:style-name="T3">[8,] <text:s text:c="3"/>1 <text:s text:c="3"/>3 <text:s text:c="3"/>2</text:span></text:p>
      <text:p text:style-name="P20"><text:s/><text:span text:style-name="T3">[9,] <text:s text:c="3"/>1 <text:s text:c="3"/>3 <text:s text:c="3"/>3</text:span></text:p>
      <text:p text:style-name="P21">[10,] <text:s text:c="3"/>2 <text:s text:c="3"/>1 <text:s text:c="3"/>1</text:p>
      <text:p text:style-name="P21">[11,] <text:s text:c="3"/>2 <text:s text:c="3"/>1 <text:s text:c="3"/>2</text:p>
      <text:p text:style-name="P21">[12,] <text:s text:c="3"/>2 <text:s text:c="3"/>1 <text:s text:c="3"/>3</text:p>
      <text:p text:style-name="P21">[13,] <text:s text:c="3"/>2 <text:s text:c="3"/>2 <text:s text:c="3"/>1</text:p>
      <text:p text:style-name="P21">[14,] <text:s text:c="3"/>2 <text:s text:c="3"/>2 <text:s text:c="3"/>2</text:p>
      <text:p text:style-name="P21">[15,] <text:s text:c="3"/>2 <text:s text:c="3"/>2 <text:s text:c="3"/>3</text:p>
      <text:p text:style-name="P21">[16,] <text:s text:c="3"/>2 <text:s text:c="3"/>3 <text:s text:c="3"/>1</text:p>
      <text:p text:style-name="P21">[17,] <text:s text:c="3"/>2 <text:s text:c="3"/>3 <text:s text:c="3"/>2</text:p>
      <text:p text:style-name="P21"><text:soft-page-break/>[18,] <text:s text:c="3"/>2 <text:s text:c="3"/>3 <text:s text:c="3"/>3</text:p>
      <text:p text:style-name="P21">[19,] <text:s text:c="3"/>3 <text:s text:c="3"/>1 <text:s text:c="3"/>1</text:p>
      <text:p text:style-name="P21">[20,] <text:s text:c="3"/>3 <text:s text:c="3"/>1 <text:s text:c="3"/>2</text:p>
      <text:p text:style-name="P21">[21,] <text:s text:c="3"/>3 <text:s text:c="3"/>1 <text:s text:c="3"/>3</text:p>
      <text:p text:style-name="P21">[22,] <text:s text:c="3"/>3 <text:s text:c="3"/>2 <text:s text:c="3"/>1</text:p>
      <text:p text:style-name="P21">[23,] <text:s text:c="3"/>3 <text:s text:c="3"/>2 <text:s text:c="3"/>2</text:p>
      <text:p text:style-name="P21">[24,] <text:s text:c="3"/>3 <text:s text:c="3"/>2 <text:s text:c="3"/>3</text:p>
      <text:p text:style-name="P21">[25,] <text:s text:c="3"/>3 <text:s text:c="3"/>3 <text:s text:c="3"/>1</text:p>
      <text:p text:style-name="P21">[26,] <text:s text:c="3"/>3 <text:s text:c="3"/>3 <text:s text:c="3"/>2</text:p>
      <text:p text:style-name="P21">[27,] <text:s text:c="3"/>3 <text:s text:c="3"/>3 <text:s text:c="3"/>3</text:p>
      <text:p text:style-name="P20"><text:s/><text:span text:style-name="T3">[1] 4.744354 3.886613 3.696585 3.028871 4.316978 3.269209 2.648817 3.079182 3.936924 3.783644 2.895538 2.735876 6.145402 6.859838 5.812069 4.937971 4.764300 5.652407 1.848817 0.991075</text:span></text:p>
      <text:p text:style-name="P21">[21] 1.848817 3.383198 4.097633 4.097633 5.098681 4.955375 5.813117</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0"><text:s text:c="5"/><text:span text:style-name="T3">[,1] [,2] [,3]</text:span></text:p>
      <text:p text:style-name="P21">[1,] <text:s text:c="3"/>3 <text:s text:c="3"/>0 <text:s text:c="3"/>0</text:p>
      <text:p text:style-name="P21">[2,] <text:s text:c="3"/>3 <text:s text:c="3"/>1 <text:s text:c="3"/>0</text:p>
      <text:p text:style-name="P21">[3,] <text:s text:c="3"/>3 <text:s text:c="3"/>1 <text:s text:c="3"/>2</text:p>
      <text:p text:style-name="P21">[1] 1.242698 1.128094 1.258807</text:p>
      <text:p text:style-name="P21">[1] 3</text:p>
      <text:p text:style-name="P9"/>
      <text:p text:style-name="P9"><text:bookmark text:name="rstudio_console_output14"/><text:span text:style-name="T1">&gt; MultiStepPenaltyHeuristic(3,3,matrix(rep(1,9),nrow=3),EqualStepIndexForNode,c(1,2,3),c(1,0,0),rep(1,3),rep(1/3,3),rep(2,3),c(1.2,1.8,2.2))</text:span></text:p>
      <text:p text:style-name="P21">[1] "Heuristic is Run"</text:p>
      <text:p text:style-name="P20"><text:s text:c="5"/><text:span text:style-name="T3">[,1] [,2] [,3]</text:span></text:p>
      <text:p text:style-name="P21">[1,] <text:s text:c="3"/>1 <text:s text:c="3"/>0 <text:s text:c="3"/>0</text:p>
      <text:p text:style-name="P21">[2,] <text:s text:c="3"/>2 <text:s text:c="3"/>0 <text:s text:c="3"/>0</text:p>
      <text:p text:style-name="P21">[3,] <text:s text:c="3"/>3 <text:s text:c="3"/>0 <text:s text:c="3"/>0</text:p>
      <text:p text:style-name="P21">[1] 0.9333333 2.4249323 1.7582657</text:p>
      <text:p text:style-name="P20"><text:s text:c="6"/><text:span text:style-name="T3">[,1] [,2] [,3]</text:span></text:p>
      <text:p text:style-name="P20"><text:s/><text:span text:style-name="T3">[1,] <text:s text:c="3"/>1 <text:s text:c="3"/>1 <text:s text:c="3"/>0</text:span></text:p>
      <text:p text:style-name="P20"><text:s/><text:span text:style-name="T3">[2,] <text:s text:c="3"/>1 <text:s text:c="3"/>2 <text:s text:c="3"/>0</text:span></text:p>
      <text:p text:style-name="P20"><text:s/><text:span text:style-name="T3">[3,] <text:s text:c="3"/>1 <text:s text:c="3"/>3 <text:s text:c="3"/>0</text:span></text:p>
      <text:p text:style-name="P20"><text:s/><text:span text:style-name="T3">[4,] <text:s text:c="3"/>2 <text:s text:c="3"/>1 <text:s text:c="3"/>0</text:span></text:p>
      <text:p text:style-name="P20"><text:s/><text:span text:style-name="T3">[5,] <text:s text:c="3"/>2 <text:s text:c="3"/>2 <text:s text:c="3"/>0</text:span></text:p>
      <text:p text:style-name="P20"><text:s/><text:span text:style-name="T3">[6,] <text:s text:c="3"/>2 <text:s text:c="3"/>3 <text:s text:c="3"/>0</text:span></text:p>
      <text:p text:style-name="P20"><text:s/><text:span text:style-name="T3">[7,] <text:s text:c="3"/>3 <text:s text:c="3"/>1 <text:s text:c="3"/>0</text:span></text:p>
      <text:p text:style-name="P20"><text:s/><text:span text:style-name="T3">[8,] <text:s text:c="3"/>3 <text:s text:c="3"/>2 <text:s text:c="3"/>0</text:span></text:p>
      <text:p text:style-name="P20"><text:s/><text:span text:style-name="T3">[9,] <text:s text:c="3"/>3 <text:s text:c="3"/>3 <text:s text:c="3"/>0</text:span></text:p>
      <text:p text:style-name="P21">[1] 2.838844 2.625155 2.435128 3.916754 6.722566 6.118850 3.243630 5.635753 5.865872</text:p>
      <text:p text:style-name="P20"><text:s text:c="6"/><text:span text:style-name="T3">[,1] [,2] [,3]</text:span></text:p>
      <text:p text:style-name="P20"><text:s/><text:span text:style-name="T3">[1,] <text:s text:c="3"/>1 <text:s text:c="3"/>1 <text:s text:c="3"/>1</text:span></text:p>
      <text:p text:style-name="P20"><text:s/><text:span text:style-name="T3">[2,] <text:s text:c="3"/>1 <text:s text:c="3"/>1 <text:s text:c="3"/>2</text:span></text:p>
      <text:p text:style-name="P20"><text:s/><text:span text:style-name="T3">[3,] <text:s text:c="3"/>1 <text:s text:c="3"/>1 <text:s text:c="3"/>3</text:span></text:p>
      <text:p text:style-name="P20"><text:s/><text:span text:style-name="T3">[4,] <text:s text:c="3"/>1 <text:s text:c="3"/>2 <text:s text:c="3"/>1</text:span></text:p>
      <text:p text:style-name="P20"><text:s/><text:span text:style-name="T3">[5,] <text:s text:c="3"/>1 <text:s text:c="3"/>2 <text:s text:c="3"/>2</text:span></text:p>
      <text:p text:style-name="P20"><text:s/><text:span text:style-name="T3">[6,] <text:s text:c="3"/>1 <text:s text:c="3"/>2 <text:s text:c="3"/>3</text:span></text:p>
      <text:p text:style-name="P20"><text:s/><text:span text:style-name="T3">[7,] <text:s text:c="3"/>1 <text:s text:c="3"/>3 <text:s text:c="3"/>1</text:span></text:p>
      <text:p text:style-name="P20"><text:s/><text:span text:style-name="T3">[8,] <text:s text:c="3"/>1 <text:s text:c="3"/>3 <text:s text:c="3"/>2</text:span></text:p>
      <text:p text:style-name="P20"><text:s/><text:span text:style-name="T3">[9,] <text:s text:c="3"/>1 <text:s text:c="3"/>3 <text:s text:c="3"/>3</text:span></text:p>
      <text:p text:style-name="P21">[10,] <text:s text:c="3"/>2 <text:s text:c="3"/>1 <text:s text:c="3"/>1</text:p>
      <text:p text:style-name="P21">[11,] <text:s text:c="3"/>2 <text:s text:c="3"/>1 <text:s text:c="3"/>2</text:p>
      <text:p text:style-name="P21"><text:soft-page-break/>[12,] <text:s text:c="3"/>2 <text:s text:c="3"/>1 <text:s text:c="3"/>3</text:p>
      <text:p text:style-name="P21">[13,] <text:s text:c="3"/>2 <text:s text:c="3"/>2 <text:s text:c="3"/>1</text:p>
      <text:p text:style-name="P21">[14,] <text:s text:c="3"/>2 <text:s text:c="3"/>2 <text:s text:c="3"/>2</text:p>
      <text:p text:style-name="P21">[15,] <text:s text:c="3"/>2 <text:s text:c="3"/>2 <text:s text:c="3"/>3</text:p>
      <text:p text:style-name="P21">[16,] <text:s text:c="3"/>2 <text:s text:c="3"/>3 <text:s text:c="3"/>1</text:p>
      <text:p text:style-name="P21">[17,] <text:s text:c="3"/>2 <text:s text:c="3"/>3 <text:s text:c="3"/>2</text:p>
      <text:p text:style-name="P21">[18,] <text:s text:c="3"/>2 <text:s text:c="3"/>3 <text:s text:c="3"/>3</text:p>
      <text:p text:style-name="P21">[19,] <text:s text:c="3"/>3 <text:s text:c="3"/>1 <text:s text:c="3"/>1</text:p>
      <text:p text:style-name="P21">[20,] <text:s text:c="3"/>3 <text:s text:c="3"/>1 <text:s text:c="3"/>2</text:p>
      <text:p text:style-name="P21">[21,] <text:s text:c="3"/>3 <text:s text:c="3"/>1 <text:s text:c="3"/>3</text:p>
      <text:p text:style-name="P21">[22,] <text:s text:c="3"/>3 <text:s text:c="3"/>2 <text:s text:c="3"/>1</text:p>
      <text:p text:style-name="P21">[23,] <text:s text:c="3"/>3 <text:s text:c="3"/>2 <text:s text:c="3"/>2</text:p>
      <text:p text:style-name="P21">[24,] <text:s text:c="3"/>3 <text:s text:c="3"/>2 <text:s text:c="3"/>3</text:p>
      <text:p text:style-name="P21">[25,] <text:s text:c="3"/>3 <text:s text:c="3"/>3 <text:s text:c="3"/>1</text:p>
      <text:p text:style-name="P21">[26,] <text:s text:c="3"/>3 <text:s text:c="3"/>3 <text:s text:c="3"/>2</text:p>
      <text:p text:style-name="P21">[27,] <text:s text:c="3"/>3 <text:s text:c="3"/>3 <text:s text:c="3"/>3</text:p>
      <text:p text:style-name="P20"><text:s/><text:span text:style-name="T3">[1] 4.744354 4.530666 4.340639 4.116978 4.961031 4.357316 3.920492 4.350858 4.580977 5.852630 5.608577 5.448915 8.214388 8.484770 7.881055 7.634580 7.460908 7.721393 5.356616 5.142928</text:span></text:p>
      <text:p text:style-name="P21">[21] 4.745425 7.335051 7.605433 6.794241 7.351236 7.207930 7.438049</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0"><text:s text:c="5"/><text:span text:style-name="T3">[,1] [,2] [,3]</text:span></text:p>
      <text:p text:style-name="P21">[1,] <text:s text:c="3"/>1 <text:s text:c="3"/>0 <text:s text:c="3"/>0</text:p>
      <text:p text:style-name="P21">[2,] <text:s text:c="3"/>1 <text:s text:c="3"/>3 <text:s text:c="3"/>0</text:p>
      <text:p text:style-name="P21">[3,] <text:s text:c="3"/>1 <text:s text:c="3"/>3 <text:s text:c="3"/>1</text:p>
      <text:p text:style-name="P21">[1] 1.297380 1.285396 1.261427</text:p>
      <text:p text:style-name="P21">[1] 1</text:p>
      <text:p text:style-name="P9"/>
      <text:p text:style-name="P10">The penalty of not going to node 1 (due to the observed about to threaten to finish in the next time period). <text:span text:style-name="T5">Infact this penalty is increased by </text:span></text:p>
      <text:p text:style-name="P10"/>
      <text:p text:style-name="P10"><text:bookmark text:name="rstudio_console_output15"/><text:span text:style-name="T1">&gt; EqualStepIndexForNode(1,1,1,1/3,2,1.2,1)</text:span></text:p>
      <text:p text:style-name="P21">[1] 1.624932</text:p>
      <text:p text:style-name="P21"/>
      <text:p text:style-name="P23">Note. This is the difference between 2.4249323 1.7582657 &amp; 0.8000000 0.1333333</text:p>
      <text:p text:style-name="P10"/>
      <text:p text:style-name="P11">This is so great, that it cannot risk letting it incur this penalty. It seems that using a penalty approach and equal steps seems to overemphasis the observations in this way (as they cause such a huge penalty if the path doesn’t let them finish)</text:p>
      <text:p text:style-name="P11"/>
      <text:p text:style-name="P11">However when we use a two step path one should think that visiting it second should counteract this problem ? So why doesn’t it. But leaving it in the first period still occurs this huge penalty.</text:p>
      <text:p text:style-name="P11"/>
      <text:p text:style-name="P12">Maybe the structure of the penalty doesn’t make sense to be split ? This is because it will always consider earlier as better</text:p>
      <text:p text:style-name="P12"/>
      <text:p text:style-name="P12">However this structure makes sense for the benefit as it will want to wait till later if it can.</text:p>
      <text:p text:style-name="P12"/>
      <text:p text:style-name="P12">Lets see this in action</text:p>
      <text:p text:style-name="P12"/>
      <text:p text:style-name="P12"><text:bookmark text:name="rstudio_console_output16"/><text:span text:style-name="T1">&gt; MultiStepBenefitHeuristic(3,3,matrix(rep(1,9),nrow=3),EqualStepIndexForNode,c(1,2,3),c(1,0,0),rep(1,3),rep(1/3,3),rep(2,3),c(1.2,1.8,2.2))</text:span></text:p>
      <text:p text:style-name="P21"><text:soft-page-break/>[1] "Heuristic is Run"</text:p>
      <text:p text:style-name="P20"><text:s text:c="5"/><text:span text:style-name="T3">[,1] [,2] [,3]</text:span></text:p>
      <text:p text:style-name="P21">[1,] <text:s text:c="3"/>1 <text:s text:c="3"/>0 <text:s text:c="3"/>0</text:p>
      <text:p text:style-name="P21">[2,] <text:s text:c="3"/>2 <text:s text:c="3"/>0 <text:s text:c="3"/>0</text:p>
      <text:p text:style-name="P21">[3,] <text:s text:c="3"/>3 <text:s text:c="3"/>0 <text:s text:c="3"/>0</text:p>
      <text:p text:style-name="P21">[1] 1.6249323 0.1333333 0.8000000</text:p>
      <text:p text:style-name="P20"><text:s text:c="6"/><text:span text:style-name="T3">[,1] [,2] [,3]</text:span></text:p>
      <text:p text:style-name="P20"><text:s/><text:span text:style-name="T3">[1,] <text:s text:c="3"/>1 <text:s text:c="3"/>1 <text:s text:c="3"/>0</text:span></text:p>
      <text:p text:style-name="P20"><text:s/><text:span text:style-name="T3">[2,] <text:s text:c="3"/>1 <text:s text:c="3"/>2 <text:s text:c="3"/>0</text:span></text:p>
      <text:p text:style-name="P20"><text:s/><text:span text:style-name="T3">[3,] <text:s text:c="3"/>1 <text:s text:c="3"/>3 <text:s text:c="3"/>0</text:span></text:p>
      <text:p text:style-name="P20"><text:s/><text:span text:style-name="T3">[4,] <text:s text:c="3"/>2 <text:s text:c="3"/>1 <text:s text:c="3"/>0</text:span></text:p>
      <text:p text:style-name="P20"><text:s/><text:span text:style-name="T3">[5,] <text:s text:c="3"/>2 <text:s text:c="3"/>2 <text:s text:c="3"/>0</text:span></text:p>
      <text:p text:style-name="P20"><text:s/><text:span text:style-name="T3">[6,] <text:s text:c="3"/>2 <text:s text:c="3"/>3 <text:s text:c="3"/>0</text:span></text:p>
      <text:p text:style-name="P20"><text:s/><text:span text:style-name="T3">[7,] <text:s text:c="3"/>3 <text:s text:c="3"/>1 <text:s text:c="3"/>0</text:span></text:p>
      <text:p text:style-name="P20"><text:s/><text:span text:style-name="T3">[8,] <text:s text:c="3"/>3 <text:s text:c="3"/>2 <text:s text:c="3"/>0</text:span></text:p>
      <text:p text:style-name="P20"><text:s/><text:span text:style-name="T3">[9,] <text:s text:c="3"/>3 <text:s text:c="3"/>3 <text:s text:c="3"/>0</text:span></text:p>
      <text:p text:style-name="P21">[1] 2.2689857 2.4826740 2.6727011 3.3831980 0.5773867 1.1811021 4.0498646 1.6577417 1.4276224</text:p>
      <text:p text:style-name="P20"><text:s text:c="6"/><text:span text:style-name="T3">[,1] [,2] [,3]</text:span></text:p>
      <text:p text:style-name="P20"><text:s/><text:span text:style-name="T3">[1,] <text:s text:c="3"/>1 <text:s text:c="3"/>1 <text:s text:c="3"/>1</text:span></text:p>
      <text:p text:style-name="P20"><text:s/><text:span text:style-name="T3">[2,] <text:s text:c="3"/>1 <text:s text:c="3"/>1 <text:s text:c="3"/>2</text:span></text:p>
      <text:p text:style-name="P20"><text:s/><text:span text:style-name="T3">[3,] <text:s text:c="3"/>1 <text:s text:c="3"/>1 <text:s text:c="3"/>3</text:span></text:p>
      <text:p text:style-name="P20"><text:s/><text:span text:style-name="T3">[4,] <text:s text:c="3"/>1 <text:s text:c="3"/>2 <text:s text:c="3"/>1</text:span></text:p>
      <text:p text:style-name="P20"><text:s/><text:span text:style-name="T3">[5,] <text:s text:c="3"/>1 <text:s text:c="3"/>2 <text:s text:c="3"/>2</text:span></text:p>
      <text:p text:style-name="P20"><text:s/><text:span text:style-name="T3">[6,] <text:s text:c="3"/>1 <text:s text:c="3"/>2 <text:s text:c="3"/>3</text:span></text:p>
      <text:p text:style-name="P20"><text:s/><text:span text:style-name="T3">[7,] <text:s text:c="3"/>1 <text:s text:c="3"/>3 <text:s text:c="3"/>1</text:span></text:p>
      <text:p text:style-name="P20"><text:s/><text:span text:style-name="T3">[8,] <text:s text:c="3"/>1 <text:s text:c="3"/>3 <text:s text:c="3"/>2</text:span></text:p>
      <text:p text:style-name="P20"><text:s/><text:span text:style-name="T3">[9,] <text:s text:c="3"/>1 <text:s text:c="3"/>3 <text:s text:c="3"/>3</text:span></text:p>
      <text:p text:style-name="P21">[10,] <text:s text:c="3"/>2 <text:s text:c="3"/>1 <text:s text:c="3"/>1</text:p>
      <text:p text:style-name="P21">[11,] <text:s text:c="3"/>2 <text:s text:c="3"/>1 <text:s text:c="3"/>2</text:p>
      <text:p text:style-name="P21">[12,] <text:s text:c="3"/>2 <text:s text:c="3"/>1 <text:s text:c="3"/>3</text:p>
      <text:p text:style-name="P21">[13,] <text:s text:c="3"/>2 <text:s text:c="3"/>2 <text:s text:c="3"/>1</text:p>
      <text:p text:style-name="P21">[14,] <text:s text:c="3"/>2 <text:s text:c="3"/>2 <text:s text:c="3"/>2</text:p>
      <text:p text:style-name="P21">[15,] <text:s text:c="3"/>2 <text:s text:c="3"/>2 <text:s text:c="3"/>3</text:p>
      <text:p text:style-name="P21">[16,] <text:s text:c="3"/>2 <text:s text:c="3"/>3 <text:s text:c="3"/>1</text:p>
      <text:p text:style-name="P21">[17,] <text:s text:c="3"/>2 <text:s text:c="3"/>3 <text:s text:c="3"/>2</text:p>
      <text:p text:style-name="P21">[18,] <text:s text:c="3"/>2 <text:s text:c="3"/>3 <text:s text:c="3"/>3</text:p>
      <text:p text:style-name="P21">[19,] <text:s text:c="3"/>3 <text:s text:c="3"/>1 <text:s text:c="3"/>1</text:p>
      <text:p text:style-name="P21">[20,] <text:s text:c="3"/>3 <text:s text:c="3"/>1 <text:s text:c="3"/>2</text:p>
      <text:p text:style-name="P21">[21,] <text:s text:c="3"/>3 <text:s text:c="3"/>1 <text:s text:c="3"/>3</text:p>
      <text:p text:style-name="P21">[22,] <text:s text:c="3"/>3 <text:s text:c="3"/>2 <text:s text:c="3"/>1</text:p>
      <text:p text:style-name="P21">[23,] <text:s text:c="3"/>3 <text:s text:c="3"/>2 <text:s text:c="3"/>2</text:p>
      <text:p text:style-name="P21">[24,] <text:s text:c="3"/>3 <text:s text:c="3"/>2 <text:s text:c="3"/>3</text:p>
      <text:p text:style-name="P21">[25,] <text:s text:c="3"/>3 <text:s text:c="3"/>3 <text:s text:c="3"/>1</text:p>
      <text:p text:style-name="P21">[26,] <text:s text:c="3"/>3 <text:s text:c="3"/>3 <text:s text:c="3"/>2</text:p>
      <text:p text:style-name="P21">[27,] <text:s text:c="3"/>3 <text:s text:c="3"/>3 <text:s text:c="3"/>3</text:p>
      <text:p text:style-name="P20"><text:s/><text:span text:style-name="T3">[1] 2.913039 3.126727 3.316754 3.770781 2.926727 3.530443 3.960808 3.530443 3.300323 4.027251 4.271305 4.430967 1.291822 1.021440 1.625155 1.895538 2.069209 1.808724 4.693918 4.907606</text:span></text:p>
      <text:p text:style-name="P21">[21] 5.305109 2.372177 2.101795 2.912986 2.142058 2.285364 2.055245</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0"><text:s text:c="5"/><text:span text:style-name="T3">[,1] [,2] [,3]</text:span></text:p>
      <text:p text:style-name="P21">[1,] <text:s text:c="3"/>1 <text:s text:c="3"/>0 <text:s text:c="3"/>0</text:p>
      <text:p text:style-name="P21">[2,] <text:s text:c="3"/>3 <text:s text:c="3"/>1 <text:s text:c="3"/>0</text:p>
      <text:p text:style-name="P21">[3,] <text:s text:c="3"/>3 <text:s text:c="3"/>1 <text:s text:c="3"/>3</text:p>
      <text:p text:style-name="P21"><text:soft-page-break/>[1] 1.297380 1.128094 1.196507</text:p>
      <text:p text:style-name="P21">[1] 3</text:p>
      <text:p text:style-name="P12"/>
      <text:p text:style-name="P13">Here it will visit it in the first instance, but it would prefer to wait, so the other length paths will consider visiting it second (to claim the full index)</text:p>
      <text:p text:style-name="P13"/>
      <text:p text:style-name="P14">The next question we can ask is why using the Benefit Plain is quite a bit worse than equal. Let us compare them to see where they disagree</text:p>
      <text:p text:style-name="P14"/>
      <text:p text:style-name="P14"><text:bookmark text:name="rstudio_console_output17"/><text:span text:style-name="T1">&gt; ComparePolicies(PolicyByHeuristicBEqual,PolicyByHeuristicBPlain,StateSpace)</text:span></text:p>
      <text:p text:style-name="P21">[1] "Policies disagree at state <text:s/>1, 3, 2, 1, 0, 1"</text:p>
      <text:p text:style-name="P21">[1] "Policy 1 suggests: <text:s/>3 Policy 2 suggest: <text:s/>2"</text:p>
      <text:p text:style-name="P21">[1] "Policies disagree at state <text:s/>1, 3, 2, 1, 0, 2"</text:p>
      <text:p text:style-name="P21">[1] "Policy 1 suggests: <text:s/>1 Policy 2 suggest: <text:s/>2"</text:p>
      <text:p text:style-name="P21">[1] "Policies disagree at state <text:s/>1, 3, 2, 2, 0, 1"</text:p>
      <text:p text:style-name="P21">[1] "Policy 1 suggests: <text:s/>3 Policy 2 suggest: <text:s/>2"</text:p>
      <text:p text:style-name="P21">[1] "Policies disagree at state <text:s/>1, 3, 2, 2, 0, 2"</text:p>
      <text:p text:style-name="P21">[1] "Policy 1 suggests: <text:s/>3 Policy 2 suggest: <text:s/>2"</text:p>
      <text:p text:style-name="P21">[1] "Policies disagree at state <text:s/>1, 3, 3, 1, 0, 0"</text:p>
      <text:p text:style-name="P21">[1] "Policy 1 suggests: <text:s/>3 Policy 2 suggest: <text:s/>2"</text:p>
      <text:p text:style-name="P21">[1] "Policies disagree at state <text:s/>1, 3, 3, 2, 0, 0"</text:p>
      <text:p text:style-name="P21">[1] "Policy 1 suggests: <text:s/>3 Policy 2 suggest: <text:s/>2"</text:p>
      <text:p text:style-name="P21">[1] "Policies disagree at state <text:s/>3, 1, 2, 0, 1, 1"</text:p>
      <text:p text:style-name="P21">[1] "Policy 1 suggests: <text:s/>2 Policy 2 suggest: <text:s/>1"</text:p>
      <text:p text:style-name="P21">[1] "Policies disagree at state <text:s/>3, 1, 2, 0, 1, 2"</text:p>
      <text:p text:style-name="P21">[1] "Policy 1 suggests: <text:s/>2 Policy 2 suggest: <text:s/>1"</text:p>
      <text:p text:style-name="P21">[1] "Policies disagree at state <text:s/>3, 1, 2, 0, 2, 1"</text:p>
      <text:p text:style-name="P21">[1] "Policy 1 suggests: <text:s/>3 Policy 2 suggest: <text:s/>1"</text:p>
      <text:p text:style-name="P21">[1] "Policies disagree at state <text:s/>3, 1, 2, 0, 2, 2"</text:p>
      <text:p text:style-name="P21">[1] "Policy 1 suggests: <text:s/>3 Policy 2 suggest: <text:s/>1"</text:p>
      <text:p text:style-name="P18"/>
      <text:p text:style-name="P14">They do not disagree in that many states. It is worth noting that they are all states with multiple observed. However it is surprising that this slight disagreement causes such a huge problem with the error. However on second thought, making incorrect decision in such cost inducing states could yeild the suboptimality.</text:p>
      <text:p text:style-name="P14"/>
      <text:p text:style-name="P14">Let us look at the first state (s,v)=(1,3,2,1,0,1) and see where both their decisions from. Because We expect a decision to visit 1 or 2.</text:p>
      <text:p text:style-name="P14"/>
      <text:p text:style-name="P14"><text:bookmark text:name="rstudio_console_output18"/><text:span text:style-name="T1">&gt; MultiStepBenefitHeuristic(3,3,matrix(rep(1,9),nrow=3),EqualStepIndexForNode,c(1,3,2),c(1,0,1),rep(1,3),rep(1/3,3),rep(2,3),c(1.2,1.8,2.2))</text:span></text:p>
      <text:p text:style-name="P21">[1] "Heuristic is Run"</text:p>
      <text:p text:style-name="P20"><text:s text:c="5"/><text:span text:style-name="T3">[,1] [,2] [,3]</text:span></text:p>
      <text:p text:style-name="P21">[1,] <text:s text:c="3"/>1 <text:s text:c="3"/>0 <text:s text:c="3"/>0</text:p>
      <text:p text:style-name="P21">[2,] <text:s text:c="3"/>2 <text:s text:c="3"/>0 <text:s text:c="3"/>0</text:p>
      <text:p text:style-name="P21">[3,] <text:s text:c="3"/>3 <text:s text:c="3"/>0 <text:s text:c="3"/>0</text:p>
      <text:p text:style-name="P21">[1] 1.6249323 0.8577417 3.0110209</text:p>
      <text:p text:style-name="P20"><text:s text:c="6"/><text:span text:style-name="T3">[,1] [,2] [,3]</text:span></text:p>
      <text:p text:style-name="P20"><text:s/><text:span text:style-name="T3">[1,] <text:s text:c="3"/>1 <text:s text:c="3"/>1 <text:s text:c="3"/>0</text:span></text:p>
      <text:p text:style-name="P20"><text:s/><text:span text:style-name="T3">[2,] <text:s text:c="3"/>1 <text:s text:c="3"/>2 <text:s text:c="3"/>0</text:span></text:p>
      <text:p text:style-name="P20"><text:s/><text:span text:style-name="T3">[3,] <text:s text:c="3"/>1 <text:s text:c="3"/>3 <text:s text:c="3"/>0</text:span></text:p>
      <text:p text:style-name="P20"><text:s/><text:span text:style-name="T3">[4,] <text:s text:c="3"/>2 <text:s text:c="3"/>1 <text:s text:c="3"/>0</text:span></text:p>
      <text:p text:style-name="P20"><text:s/><text:span text:style-name="T3">[5,] <text:s text:c="3"/>2 <text:s text:c="3"/>2 <text:s text:c="3"/>0</text:span></text:p>
      <text:p text:style-name="P20"><text:s/><text:span text:style-name="T3">[6,] <text:s text:c="3"/>2 <text:s text:c="3"/>3 <text:s text:c="3"/>0</text:span></text:p>
      <text:p text:style-name="P20"><text:s/><text:span text:style-name="T3">[7,] <text:s text:c="3"/>3 <text:s text:c="3"/>1 <text:s text:c="3"/>0</text:span></text:p>
      <text:p text:style-name="P20"><text:s/><text:span text:style-name="T3">[8,] <text:s text:c="3"/>3 <text:s text:c="3"/>2 <text:s text:c="3"/>0</text:span></text:p>
      <text:p text:style-name="P20"><text:s/><text:span text:style-name="T3">[9,] <text:s text:c="3"/>3 <text:s text:c="3"/>3 <text:s text:c="3"/>0</text:span></text:p>
      <text:p text:style-name="P21">[1] 2.268986 2.482674 6.141464 4.107606 1.301795 5.374273 6.260886 3.868763 3.638643</text:p>
      <text:p text:style-name="P20"><text:soft-page-break/><text:s text:c="6"/><text:span text:style-name="T3">[,1] [,2] [,3]</text:span></text:p>
      <text:p text:style-name="P20"><text:s/><text:span text:style-name="T3">[1,] <text:s text:c="3"/>1 <text:s text:c="3"/>1 <text:s text:c="3"/>1</text:span></text:p>
      <text:p text:style-name="P20"><text:s/><text:span text:style-name="T3">[2,] <text:s text:c="3"/>1 <text:s text:c="3"/>1 <text:s text:c="3"/>2</text:span></text:p>
      <text:p text:style-name="P20"><text:s/><text:span text:style-name="T3">[3,] <text:s text:c="3"/>1 <text:s text:c="3"/>1 <text:s text:c="3"/>3</text:span></text:p>
      <text:p text:style-name="P20"><text:s/><text:span text:style-name="T3">[4,] <text:s text:c="3"/>1 <text:s text:c="3"/>2 <text:s text:c="3"/>1</text:span></text:p>
      <text:p text:style-name="P20"><text:s/><text:span text:style-name="T3">[5,] <text:s text:c="3"/>1 <text:s text:c="3"/>2 <text:s text:c="3"/>2</text:span></text:p>
      <text:p text:style-name="P20"><text:s/><text:span text:style-name="T3">[6,] <text:s text:c="3"/>1 <text:s text:c="3"/>2 <text:s text:c="3"/>3</text:span></text:p>
      <text:p text:style-name="P20"><text:s/><text:span text:style-name="T3">[7,] <text:s text:c="3"/>1 <text:s text:c="3"/>3 <text:s text:c="3"/>1</text:span></text:p>
      <text:p text:style-name="P20"><text:s/><text:span text:style-name="T3">[8,] <text:s text:c="3"/>1 <text:s text:c="3"/>3 <text:s text:c="3"/>2</text:span></text:p>
      <text:p text:style-name="P20"><text:s/><text:span text:style-name="T3">[9,] <text:s text:c="3"/>1 <text:s text:c="3"/>3 <text:s text:c="3"/>3</text:span></text:p>
      <text:p text:style-name="P21">[10,] <text:s text:c="3"/>2 <text:s text:c="3"/>1 <text:s text:c="3"/>1</text:p>
      <text:p text:style-name="P21">[11,] <text:s text:c="3"/>2 <text:s text:c="3"/>1 <text:s text:c="3"/>2</text:p>
      <text:p text:style-name="P21">[12,] <text:s text:c="3"/>2 <text:s text:c="3"/>1 <text:s text:c="3"/>3</text:p>
      <text:p text:style-name="P21">[13,] <text:s text:c="3"/>2 <text:s text:c="3"/>2 <text:s text:c="3"/>1</text:p>
      <text:p text:style-name="P21">[14,] <text:s text:c="3"/>2 <text:s text:c="3"/>2 <text:s text:c="3"/>2</text:p>
      <text:p text:style-name="P21">[15,] <text:s text:c="3"/>2 <text:s text:c="3"/>2 <text:s text:c="3"/>3</text:p>
      <text:p text:style-name="P21">[16,] <text:s text:c="3"/>2 <text:s text:c="3"/>3 <text:s text:c="3"/>1</text:p>
      <text:p text:style-name="P21">[17,] <text:s text:c="3"/>2 <text:s text:c="3"/>3 <text:s text:c="3"/>2</text:p>
      <text:p text:style-name="P21">[18,] <text:s text:c="3"/>2 <text:s text:c="3"/>3 <text:s text:c="3"/>3</text:p>
      <text:p text:style-name="P21">[19,] <text:s text:c="3"/>3 <text:s text:c="3"/>1 <text:s text:c="3"/>1</text:p>
      <text:p text:style-name="P21">[20,] <text:s text:c="3"/>3 <text:s text:c="3"/>1 <text:s text:c="3"/>2</text:p>
      <text:p text:style-name="P21">[21,] <text:s text:c="3"/>3 <text:s text:c="3"/>1 <text:s text:c="3"/>3</text:p>
      <text:p text:style-name="P21">[22,] <text:s text:c="3"/>3 <text:s text:c="3"/>2 <text:s text:c="3"/>1</text:p>
      <text:p text:style-name="P21">[23,] <text:s text:c="3"/>3 <text:s text:c="3"/>2 <text:s text:c="3"/>2</text:p>
      <text:p text:style-name="P21">[24,] <text:s text:c="3"/>3 <text:s text:c="3"/>2 <text:s text:c="3"/>3</text:p>
      <text:p text:style-name="P21">[25,] <text:s text:c="3"/>3 <text:s text:c="3"/>3 <text:s text:c="3"/>1</text:p>
      <text:p text:style-name="P21">[26,] <text:s text:c="3"/>3 <text:s text:c="3"/>3 <text:s text:c="3"/>2</text:p>
      <text:p text:style-name="P21">[27,] <text:s text:c="3"/>3 <text:s text:c="3"/>3 <text:s text:c="3"/>3</text:p>
      <text:p text:style-name="P20"><text:s/><text:span text:style-name="T3">[1] 2.913039 3.126727 3.316754 3.770781 2.926727 3.530443 7.429570 6.999205 6.769086 4.751660 4.995713 5.155375 2.016231 1.745849 2.349564 6.088708 6.262380 6.001895 6.904939 7.118627</text:span></text:p>
      <text:p text:style-name="P21">[21] 7.516130 4.583198 4.312816 5.124007 4.353079 4.496385 4.266266</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0"><text:s text:c="5"/><text:span text:style-name="T3">[,1] [,2] [,3]</text:span></text:p>
      <text:p text:style-name="P21">[1,] <text:s text:c="3"/>3 <text:s text:c="3"/>0 <text:s text:c="3"/>0</text:p>
      <text:p text:style-name="P21">[2,] <text:s text:c="3"/>3 <text:s text:c="3"/>1 <text:s text:c="3"/>0</text:p>
      <text:p text:style-name="P21">[3,] <text:s text:c="3"/>3 <text:s text:c="3"/>1 <text:s text:c="3"/>3</text:p>
      <text:p text:style-name="P21">[1] 1.509365 1.261427 1.285396</text:p>
      <text:p text:style-name="P21">[1] 3</text:p>
      <text:p text:style-name="P14"/>
      <text:p text:style-name="P14"/>
      <text:p text:style-name="P14"><text:bookmark text:name="rstudio_console_output19"/><text:span text:style-name="T1">&gt; MultiStepBenefitHeuristic(3,3,matrix(rep(1,9),nrow=3),PlainIndexForNode,c(1,3,2),c(1,0,1),rep(1,3),rep(1/3,3),rep(2,3),c(1.2,1.8,2.2))</text:span></text:p>
      <text:p text:style-name="P21">[1] "Heuristic is Run"</text:p>
      <text:p text:style-name="P20"><text:s text:c="5"/><text:span text:style-name="T3">[,1] [,2] [,3]</text:span></text:p>
      <text:p text:style-name="P21">[1,] <text:s text:c="3"/>1 <text:s text:c="3"/>0 <text:s text:c="3"/>0</text:p>
      <text:p text:style-name="P21">[2,] <text:s text:c="3"/>2 <text:s text:c="3"/>0 <text:s text:c="3"/>0</text:p>
      <text:p text:style-name="P21">[3,] <text:s text:c="3"/>3 <text:s text:c="3"/>0 <text:s text:c="3"/>0</text:p>
      <text:p text:style-name="P21">[1] 0.0000000 0.8577417 0.0000000</text:p>
      <text:p text:style-name="P20"><text:s text:c="6"/><text:span text:style-name="T3">[,1] [,2] [,3]</text:span></text:p>
      <text:p text:style-name="P20"><text:s/><text:span text:style-name="T3">[1,] <text:s text:c="3"/>1 <text:s text:c="3"/>1 <text:s text:c="3"/>0</text:span></text:p>
      <text:p text:style-name="P20"><text:s/><text:span text:style-name="T3">[2,] <text:s text:c="3"/>1 <text:s text:c="3"/>2 <text:s text:c="3"/>0</text:span></text:p>
      <text:p text:style-name="P20"><text:s/><text:span text:style-name="T3">[3,] <text:s text:c="3"/>1 <text:s text:c="3"/>3 <text:s text:c="3"/>0</text:span></text:p>
      <text:p text:style-name="P20"><text:soft-page-break/><text:s/><text:span text:style-name="T3">[4,] <text:s text:c="3"/>2 <text:s text:c="3"/>1 <text:s text:c="3"/>0</text:span></text:p>
      <text:p text:style-name="P20"><text:s/><text:span text:style-name="T3">[5,] <text:s text:c="3"/>2 <text:s text:c="3"/>2 <text:s text:c="3"/>0</text:span></text:p>
      <text:p text:style-name="P20"><text:s/><text:span text:style-name="T3">[6,] <text:s text:c="3"/>2 <text:s text:c="3"/>3 <text:s text:c="3"/>0</text:span></text:p>
      <text:p text:style-name="P20"><text:s/><text:span text:style-name="T3">[7,] <text:s text:c="3"/>3 <text:s text:c="3"/>1 <text:s text:c="3"/>0</text:span></text:p>
      <text:p text:style-name="P20"><text:s/><text:span text:style-name="T3">[8,] <text:s text:c="3"/>3 <text:s text:c="3"/>2 <text:s text:c="3"/>0</text:span></text:p>
      <text:p text:style-name="P20"><text:s/><text:span text:style-name="T3">[9,] <text:s text:c="3"/>3 <text:s text:c="3"/>3 <text:s text:c="3"/>0</text:span></text:p>
      <text:p text:style-name="P21">[1] 0.0000000 0.8577417 4.5165313 4.1076063 0.8577417 5.3742730 3.2498646 0.8577417 0.0000000</text:p>
      <text:p text:style-name="P20"><text:s text:c="6"/><text:span text:style-name="T3">[,1] [,2] [,3]</text:span></text:p>
      <text:p text:style-name="P20"><text:s/><text:span text:style-name="T3">[1,] <text:s text:c="3"/>1 <text:s text:c="3"/>1 <text:s text:c="3"/>1</text:span></text:p>
      <text:p text:style-name="P20"><text:s/><text:span text:style-name="T3">[2,] <text:s text:c="3"/>1 <text:s text:c="3"/>1 <text:s text:c="3"/>2</text:span></text:p>
      <text:p text:style-name="P20"><text:s/><text:span text:style-name="T3">[3,] <text:s text:c="3"/>1 <text:s text:c="3"/>1 <text:s text:c="3"/>3</text:span></text:p>
      <text:p text:style-name="P20"><text:s/><text:span text:style-name="T3">[4,] <text:s text:c="3"/>1 <text:s text:c="3"/>2 <text:s text:c="3"/>1</text:span></text:p>
      <text:p text:style-name="P20"><text:s/><text:span text:style-name="T3">[5,] <text:s text:c="3"/>1 <text:s text:c="3"/>2 <text:s text:c="3"/>2</text:span></text:p>
      <text:p text:style-name="P20"><text:s/><text:span text:style-name="T3">[6,] <text:s text:c="3"/>1 <text:s text:c="3"/>2 <text:s text:c="3"/>3</text:span></text:p>
      <text:p text:style-name="P20"><text:s/><text:span text:style-name="T3">[7,] <text:s text:c="3"/>1 <text:s text:c="3"/>3 <text:s text:c="3"/>1</text:span></text:p>
      <text:p text:style-name="P20"><text:s/><text:span text:style-name="T3">[8,] <text:s text:c="3"/>1 <text:s text:c="3"/>3 <text:s text:c="3"/>2</text:span></text:p>
      <text:p text:style-name="P20"><text:s/><text:span text:style-name="T3">[9,] <text:s text:c="3"/>1 <text:s text:c="3"/>3 <text:s text:c="3"/>3</text:span></text:p>
      <text:p text:style-name="P21">[10,] <text:s text:c="3"/>2 <text:s text:c="3"/>1 <text:s text:c="3"/>1</text:p>
      <text:p text:style-name="P21">[11,] <text:s text:c="3"/>2 <text:s text:c="3"/>1 <text:s text:c="3"/>2</text:p>
      <text:p text:style-name="P21">[12,] <text:s text:c="3"/>2 <text:s text:c="3"/>1 <text:s text:c="3"/>3</text:p>
      <text:p text:style-name="P21">[13,] <text:s text:c="3"/>2 <text:s text:c="3"/>2 <text:s text:c="3"/>1</text:p>
      <text:p text:style-name="P21">[14,] <text:s text:c="3"/>2 <text:s text:c="3"/>2 <text:s text:c="3"/>2</text:p>
      <text:p text:style-name="P21">[15,] <text:s text:c="3"/>2 <text:s text:c="3"/>2 <text:s text:c="3"/>3</text:p>
      <text:p text:style-name="P21">[16,] <text:s text:c="3"/>2 <text:s text:c="3"/>3 <text:s text:c="3"/>1</text:p>
      <text:p text:style-name="P21">[17,] <text:s text:c="3"/>2 <text:s text:c="3"/>3 <text:s text:c="3"/>2</text:p>
      <text:p text:style-name="P21">[18,] <text:s text:c="3"/>2 <text:s text:c="3"/>3 <text:s text:c="3"/>3</text:p>
      <text:p text:style-name="P21">[19,] <text:s text:c="3"/>3 <text:s text:c="3"/>1 <text:s text:c="3"/>1</text:p>
      <text:p text:style-name="P21">[20,] <text:s text:c="3"/>3 <text:s text:c="3"/>1 <text:s text:c="3"/>2</text:p>
      <text:p text:style-name="P21">[21,] <text:s text:c="3"/>3 <text:s text:c="3"/>1 <text:s text:c="3"/>3</text:p>
      <text:p text:style-name="P21">[22,] <text:s text:c="3"/>3 <text:s text:c="3"/>2 <text:s text:c="3"/>1</text:p>
      <text:p text:style-name="P21">[23,] <text:s text:c="3"/>3 <text:s text:c="3"/>2 <text:s text:c="3"/>2</text:p>
      <text:p text:style-name="P21">[24,] <text:s text:c="3"/>3 <text:s text:c="3"/>2 <text:s text:c="3"/>3</text:p>
      <text:p text:style-name="P21">[25,] <text:s text:c="3"/>3 <text:s text:c="3"/>3 <text:s text:c="3"/>1</text:p>
      <text:p text:style-name="P21">[26,] <text:s text:c="3"/>3 <text:s text:c="3"/>3 <text:s text:c="3"/>2</text:p>
      <text:p text:style-name="P21">[27,] <text:s text:c="3"/>3 <text:s text:c="3"/>3 <text:s text:c="3"/>3</text:p>
      <text:p text:style-name="P20"><text:s/><text:span text:style-name="T3">[1] 0.0000000 0.8577417 1.0477688 2.1458485 0.8577417 1.9055104 5.8046381 5.3742730 4.5165313 4.1076063 4.9957131 5.1553751 1.5721771 0.8577417 1.9055104 6.0887084 6.2623798 5.3742730</text:span></text:p>
      <text:p text:style-name="P21">[19] 3.2498646 4.1076063 3.2498646 1.5721771 0.8577417 0.8577417 0.7144354 0.8577417 0.0000000</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1">[1] "Working out transition to decay costs"</text:p>
      <text:p text:style-name="P20"><text:s text:c="5"/><text:span text:style-name="T3">[,1] [,2] [,3]</text:span></text:p>
      <text:p text:style-name="P21">[1,] <text:s text:c="3"/>2 <text:s text:c="3"/>0 <text:s text:c="3"/>0</text:p>
      <text:p text:style-name="P21">[2,] <text:s text:c="3"/>2 <text:s text:c="3"/>3 <text:s text:c="3"/>0</text:p>
      <text:p text:style-name="P21">[3,] <text:s text:c="3"/>2 <text:s text:c="3"/>3 <text:s text:c="3"/>2</text:p>
      <text:p text:style-name="P21">[1] 1.797380 1.518729 1.361427</text:p>
      <text:p text:style-name="P21">[1] 2</text:p>
      <text:p text:style-name="P14"/>
      <text:p text:style-name="P14"/>
      <text:p text:style-name="P15">The problem with using Plain for Benefit is that it is prioritizing visiting one of the nodes with observations in the second step of the path is better (to claim). <text:span text:style-name="T6">They may agree later with this plain decision, but it leads to a decision is is avoided often with the equal step.</text:span></text:p>
      <text:p text:style-name="P15"/>
      <text:p text:style-name="P16"><text:soft-page-break/>Conclusion: It seems that the equal step index is better for use with the benefit heuristic, whereas the plain step index is better for use with the penalty heuristic.</text:p>
      <text:p text:style-name="P16"/>
      <text:p text:style-name="P16">A further questions could be is it good to use equal splitting of the index ? Or should it infact be that the index is actually split between all the points, either in an equal fashion or an increasing fashion.</text:p>
      <text:p text:style-name="P16"/>
      <text:p text:style-name="P16">Would a split of the index, instead of just a proportion solve the problem the penalty equal step is having ? And also would it make our benefit any better ?</text:p>
      <text:p text:style-name="P16"/>
      <text:p text:style-name="P17">It does worse.</text:p>
      <text:p text:style-name="P17"><text:bookmark text:name="rstudio_console_output20"/><text:span text:style-name="T1">&gt; ValueIterationForPolicy(500,0.00001,StateSpace,matrix(rep(1,9),nrow=3),c(1.2,1.8,2.2),rep(2,3),rep(1,3),rep(1/3,3),PolicyByHeuristicPEqualSplit)</text:span></text:p>
      <text:p text:style-name="P17"><text:bookmark text:name="rstudio_console_output21"/>[1] "Returning due to tolerance reached"</text:p>
      <text:p text:style-name="P21">$LowerBound</text:p>
      <text:p text:style-name="P21">[1] 0.2581327</text:p>
      <text:p text:style-name="P20"/>
      <text:p text:style-name="P21">$UpperBound</text:p>
      <text:p text:style-name="P21">[1] 0.2581352</text:p>
      <text:p text:style-name="P1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09:40:10.021271230</meta:creation-date>
    <dc:date>2018-05-23T13:44:56.673076368</dc:date>
    <meta:editing-duration>PT20M51S</meta:editing-duration>
    <meta:editing-cycles>2</meta:editing-cycles>
    <meta:generator>LibreOffice/5.3.6.1$Linux_X86_64 LibreOffice_project/30$Build-1</meta:generator>
    <meta:document-statistic meta:table-count="0" meta:image-count="0" meta:object-count="0" meta:page-count="17" meta:paragraph-count="879" meta:word-count="7205" meta:character-count="38855" meta:non-whitespace-character-count="29680"/>
  </office:meta>
</office:document-meta>
</file>